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Times New Roman1" svg:font-family="'Times New Roman'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none" fo:padding-top="0.138cm" fo:padding-bottom="0.138cm" fo:padding-left="0.263cm" fo:padding-right="0.263cm"/>
    </style:style>
    <style:style style:name="gr2" style:family="graphic" style:parent-style-name="standard">
      <style:graphic-properties draw:stroke="none" draw:fill="solid" draw:fill-color="#ffffff" draw:opacity="100%" draw:shadow="hidden"/>
    </style:style>
    <style:style style:name="gr3" style:family="graphic" style:parent-style-name="standard">
      <style:graphic-properties draw:stroke="none" draw:fill="none" fo:min-height="0.298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none" fo:min-height="0.225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278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none" fo:min-height="5.278cm" fo:padding-top="0.102cm" fo:padding-bottom="0.102cm" fo:padding-left="0.102cm" fo:padding-right="0.102cm"/>
    </style:style>
    <style:style style:name="gr8" style:family="graphic" style:parent-style-name="standard">
      <style:graphic-properties draw:stroke="none" draw:fill="none" fo:min-height="0.153cm" fo:padding-top="0.102cm" fo:padding-bottom="0.102cm" fo:padding-left="0.102cm" fo:padding-right="0.102cm"/>
    </style:style>
    <style:style style:name="gr9" style:family="graphic" style:parent-style-name="standard">
      <style:graphic-properties draw:stroke="none" draw:fill="none" fo:min-height="2.695cm" fo:padding-top="0.102cm" fo:padding-bottom="0.102cm" fo:padding-left="0.102cm" fo:padding-right="0.102cm"/>
    </style:style>
    <style:style style:name="gr10" style:family="graphic" style:parent-style-name="standard">
      <style:graphic-properties draw:stroke="none" draw:fill="none" fo:min-height="0.798cm" fo:padding-top="0.102cm" fo:padding-bottom="0.102cm" fo:padding-left="0.102cm" fo:padding-right="0.102cm"/>
    </style:style>
    <style:style style:name="gr11" style:family="graphic" style:parent-style-name="standard">
      <style:graphic-properties draw:stroke="none" draw:fill="none" fo:min-height="0.326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none" fo:min-height="1.209cm" fo:padding-top="0.102cm" fo:padding-bottom="0.102cm" fo:padding-left="0.102cm" fo:padding-right="0.102cm"/>
    </style:style>
    <style:style style:name="gr13" style:family="graphic" style:parent-style-name="standard">
      <style:graphic-properties draw:stroke="none" draw:fill="none" fo:min-height="1.196cm" fo:padding-top="0.102cm" fo:padding-bottom="0.102cm" fo:padding-left="0.102cm" fo:padding-right="0.102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9900ff"/>
    </style:style>
    <style:style style:name="P3" style:family="paragraph">
      <style:text-properties fo:color="#9900ff"/>
    </style:style>
    <style:style style:name="P4" style:family="paragraph">
      <style:paragraph-properties fo:text-align="center"/>
      <style:text-properties fo:font-weight="bold"/>
    </style:style>
    <style:style style:name="T1" style:family="text">
      <style:text-properties fo:color="#000000" style:font-name="Courier New1" fo:font-size="8pt" style:font-name-asian="Courier New1" style:font-size-asian="8pt" style:font-name-complex="Courier New1" style:font-size-complex="8pt"/>
    </style:style>
    <style:style style:name="T2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3" style:family="text">
      <style:text-properties fo:color="#0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4" style:family="text">
      <style:text-properties fo:color="#99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5" style:family="text">
      <style:text-properties fo:color="#ff0000" style:font-name="Courier New1" fo:font-size="8pt" style:font-name-asian="Courier New1" style:font-size-asian="8pt" style:font-name-complex="Courier New1" style:font-size-complex="8pt"/>
    </style:style>
    <style:style style:name="T6" style:family="text">
      <style:text-properties fo:color="#ff3333" style:font-name="Courier New1" fo:font-size="8pt" style:font-name-asian="Courier New1" style:font-size-asian="8pt" style:font-name-complex="Courier New1" style:font-size-complex="8pt"/>
    </style:style>
    <style:style style:name="T7" style:family="text">
      <style:text-properties fo:color="#9900ff" style:font-name="Courier New1" fo:font-size="8pt" style:font-name-asian="Courier New1" style:font-size-asian="8pt" style:font-name-complex="Courier New1" style:font-size-complex="8pt"/>
    </style:style>
    <style:style style:name="T8" style:family="text">
      <style:text-properties fo:color="#000000" style:font-name="Courier New1" fo:font-size="8pt" style:text-underline-style="solid" style:text-underline-width="auto" style:text-underline-color="font-color" style:font-name-asian="Courier New1" style:font-size-asian="8pt" style:font-name-complex="Courier New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23.9cm" svg:y1="12.2cm" svg:x2="28.3cm" svg:y2="12.9cm">
          <text:p/>
        </draw:line>
        <draw:line draw:style-name="gr1" draw:layer="layout" svg:x1="23.6cm" svg:y1="16.6cm" svg:x2="28.3cm" svg:y2="15.5cm">
          <text:p/>
        </draw:line>
        <draw:g>
          <draw:line draw:style-name="gr1" draw:layer="layout" svg:x1="20.998cm" svg:y1="10.998cm" svg:x2="24.007cm" svg:y2="7.005cm">
            <text:p/>
          </draw:line>
          <draw:g>
            <draw:g>
              <draw:g>
                <draw:path draw:style-name="gr2" draw:layer="layout" svg:width="1.829cm" svg:height="2.096cm" svg:x="21.584cm" svg:y="7.957cm" svg:viewBox="0 0 1830 2097" svg:d="M1638 89c103 78 160 184 183 339 22 156 4 314-60 506s-154 359-287 536-269 309-436 423-314 176-469 197c-156 21-274-5-377-82-103-78-160-184-183-340-23-155-4-313 60-505s153-360 286-536c133-177 270-309 437-423s314-176 469-197c156-21 274 5 377 82zM1638 89z">
                  <text:p/>
                </draw:path>
                <draw:path draw:style-name="gr1" draw:layer="layout" svg:width="1.829cm" svg:height="2.096cm" svg:x="21.584cm" svg:y="7.957cm" svg:viewBox="0 0 1830 2097" svg:d="M1638 89c103 78 160 184 183 339 22 156 4 314-60 506s-154 359-287 536-269 309-436 423-314 176-469 197c-156 21-274-5-377-82-103-78-160-184-183-340-23-155-4-313 60-505s153-360 286-536c133-177 270-309 437-423s314-176 469-197c156-21 274 5 377 82z">
                  <text:p/>
                </draw:path>
              </draw:g>
              <draw:line draw:style-name="gr1" draw:layer="layout" svg:x1="21.79cm" svg:y1="9.955cm" svg:x2="23.206cm" svg:y2="8.062cm">
                <text:p/>
              </draw:line>
            </draw:g>
            <draw:frame draw:style-name="gr3" draw:layer="layout" svg:width="2cm" svg:height="1.141cm" svg:x="21.493cm" svg:y="8.5cm">
              <draw:text-box>
                <text:p/>
              </draw:text-box>
            </draw:frame>
          </draw:g>
          <draw:frame draw:style-name="gr4" draw:layer="layout" svg:width="1.059cm" svg:height="0.603cm" svg:x="20.1cm" svg:y="8.542cm">
            <draw:text-box>
              <text:p text:style-name="P1"><text:span text:style-name="T1">(1,1)</text:span><text:span text:style-name="T2"> </text:span></text:p>
            </draw:text-box>
          </draw:frame>
          <draw:frame draw:style-name="gr4" draw:layer="layout" svg:width="1.059cm" svg:height="0.603cm" svg:x="23.8cm" svg:y="8.542cm">
            <draw:text-box>
              <text:p text:style-name="P1"><text:span text:style-name="T1">(1,N)</text:span><text:span text:style-name="T2"> </text:span></text:p>
            </draw:text-box>
          </draw:frame>
        </draw:g>
        <draw:g>
          <draw:polygon draw:style-name="gr1" draw:layer="layout" svg:width="4cm" svg:height="6.013cm" svg:x="11.474cm" svg:y="21.387cm" svg:viewBox="0 0 4001 6014" draw:points="0,0 4001,0 4001,6014 0,6014">
            <text:p/>
          </draw:polygon>
          <draw:g>
            <draw:polygon draw:style-name="gr5" draw:layer="layout" svg:width="4cm" svg:height="0.518cm" svg:x="11.474cm" svg:y="21.382cm" svg:viewBox="0 0 4001 519" draw:points="0,0 4001,0 4001,519 0,519">
              <text:p/>
            </draw:polygon>
            <draw:frame draw:style-name="gr6" draw:layer="layout" svg:width="4cm" svg:height="0.595cm" svg:x="11.474cm" svg:y="21.418cm">
              <draw:text-box>
                <text:p text:style-name="P1"><text:span text:style-name="T3">DIPLOME </text:span></text:p>
              </draw:text-box>
            </draw:frame>
          </draw:g>
          <draw:g>
            <draw:polygon draw:style-name="gr5" draw:layer="layout" svg:width="4cm" svg:height="5.518cm" svg:x="11.474cm" svg:y="21.882cm" svg:viewBox="0 0 4001 5519" draw:points="0,0 4001,0 4001,5519 0,5519">
              <text:p/>
            </draw:polygon>
            <draw:frame draw:style-name="gr7" draw:layer="layout" svg:width="4cm" svg:height="5.482cm" svg:x="11.474cm" svg:y="21.918cm">
              <draw:text-box>
                <text:p text:style-name="P1"><text:span text:style-name="T1">#ID </text:span></text:p>
                <text:p text:style-name="P1"><text:span text:style-name="T1">Libelle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28.199cm" svg:y="5.286cm" svg:viewBox="0 0 4001 6014" draw:points="0,0 4001,0 4001,6014 0,6014">
            <text:p/>
          </draw:polygon>
          <draw:g>
            <draw:polygon draw:style-name="gr5" draw:layer="layout" svg:width="4cm" svg:height="0.518cm" svg:x="28.199cm" svg:y="5.281cm" svg:viewBox="0 0 4001 519" draw:points="0,0 4001,0 4001,519 0,519">
              <text:p/>
            </draw:polygon>
            <draw:frame draw:style-name="gr6" draw:layer="layout" svg:width="4cm" svg:height="0.595cm" svg:x="28.199cm" svg:y="5.317cm">
              <draw:text-box>
                <text:p text:style-name="P1"><text:span text:style-name="T3">FORMATION </text:span></text:p>
              </draw:text-box>
            </draw:frame>
          </draw:g>
          <draw:g>
            <draw:polygon draw:style-name="gr5" draw:layer="layout" svg:width="4cm" svg:height="5.518cm" svg:x="28.199cm" svg:y="5.781cm" svg:viewBox="0 0 4001 5519" draw:points="0,0 4001,0 4001,5519 0,5519">
              <text:p/>
            </draw:polygon>
            <draw:frame draw:style-name="gr7" draw:layer="layout" svg:width="4cm" svg:height="5.482cm" svg:x="28.199cm" svg:y="5.817cm">
              <draw:text-box>
                <text:p text:style-name="P1"><text:span text:style-name="T1">#ID </text:span></text:p>
                <text:p text:style-name="P1"><text:span text:style-name="T1">Organisme </text:span></text:p>
                <text:p text:style-name="P1"><text:span text:style-name="T1"/></text:p>
                <text:p text:style-name="P1"><text:span text:style-name="T1">Titre </text:span></text:p>
                <text:p text:style-name="P1"><text:span text:style-name="T1">Objectif </text:span></text:p>
                <text:p text:style-name="P1"><text:span text:style-name="T1">Interne </text:span></text:p>
                <text:p text:style-name="P1"><text:span text:style-name="T1">Externe </text:span></text:p>
              </draw:text-box>
            </draw:frame>
          </draw:g>
        </draw:g>
        <draw:g>
          <draw:polygon draw:style-name="gr1" draw:layer="layout" svg:width="4cm" svg:height="6.013cm" svg:x="9.074cm" svg:y="7.987cm" svg:viewBox="0 0 4001 6014" draw:points="0,0 4001,0 4001,6014 0,6014">
            <text:p/>
          </draw:polygon>
          <draw:g>
            <draw:polygon draw:style-name="gr5" draw:layer="layout" svg:width="4cm" svg:height="0.518cm" svg:x="9.074cm" svg:y="7.982cm" svg:viewBox="0 0 4001 519" draw:points="0,0 4001,0 4001,519 0,519">
              <text:p/>
            </draw:polygon>
            <draw:frame draw:style-name="gr6" draw:layer="layout" svg:width="4cm" svg:height="0.595cm" svg:x="9.074cm" svg:y="8.018cm">
              <draw:text-box>
                <text:p text:style-name="P1"><text:span text:style-name="T3">LANGUE </text:span></text:p>
              </draw:text-box>
            </draw:frame>
          </draw:g>
          <draw:g>
            <draw:polygon draw:style-name="gr5" draw:layer="layout" svg:width="4cm" svg:height="5.518cm" svg:x="9.074cm" svg:y="8.482cm" svg:viewBox="0 0 4001 5519" draw:points="0,0 4001,0 4001,5519 0,5519">
              <text:p/>
            </draw:polygon>
            <draw:frame draw:style-name="gr7" draw:layer="layout" svg:width="4cm" svg:height="5.482cm" svg:x="9.074cm" svg:y="8.518cm">
              <draw:text-box>
                <text:p text:style-name="P1"><text:span text:style-name="T1">#ID </text:span></text:p>
                <text:p text:style-name="P1"><text:span text:style-name="T1">Libelle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27.499cm" svg:y="17.886cm" svg:viewBox="0 0 4001 6014" draw:points="0,0 4001,0 4001,6014 0,6014">
            <text:p/>
          </draw:polygon>
          <draw:g>
            <draw:polygon draw:style-name="gr5" draw:layer="layout" svg:width="4cm" svg:height="0.518cm" svg:x="27.499cm" svg:y="17.881cm" svg:viewBox="0 0 4001 519" draw:points="0,0 4001,0 4001,519 0,519">
              <text:p/>
            </draw:polygon>
            <draw:frame draw:style-name="gr8" draw:text-style-name="P1" draw:layer="layout" svg:width="4cm" svg:height="0.595cm" svg:x="27.499cm" svg:y="17.917cm">
              <draw:text-box>
                <text:p text:style-name="P1"><text:span text:style-name="T3">HABILIT</text:span><text:span text:style-name="T4">ATION</text:span><text:span text:style-name="T3"> </text:span></text:p>
              </draw:text-box>
            </draw:frame>
          </draw:g>
          <draw:g>
            <draw:polygon draw:style-name="gr5" draw:layer="layout" svg:width="4cm" svg:height="5.518cm" svg:x="27.499cm" svg:y="18.381cm" svg:viewBox="0 0 4001 5519" draw:points="0,0 4001,0 4001,5519 0,5519">
              <text:p/>
            </draw:polygon>
            <draw:frame draw:style-name="gr7" draw:text-style-name="P1" draw:layer="layout" svg:width="4cm" svg:height="5.482cm" svg:x="27.499cm" svg:y="18.417cm">
              <draw:text-box>
                <text:p text:style-name="P1"><text:span text:style-name="T1">#ID </text:span></text:p>
                <text:p text:style-name="P1"><text:span text:style-name="T1">Type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8.567cm" svg:y="14.387cm" svg:viewBox="0 0 4001 6014" draw:points="0,0 4001,0 4001,6014 0,6014">
            <text:p/>
          </draw:polygon>
          <draw:g>
            <draw:polygon draw:style-name="gr5" draw:layer="layout" svg:width="4cm" svg:height="0.518cm" svg:x="8.567cm" svg:y="14.382cm" svg:viewBox="0 0 4001 519" draw:points="0,0 4001,0 4001,519 0,519">
              <text:p/>
            </draw:polygon>
            <draw:frame draw:style-name="gr6" draw:layer="layout" svg:width="4cm" svg:height="0.595cm" svg:x="8.567cm" svg:y="14.418cm">
              <draw:text-box>
                <text:p text:style-name="P1"><text:span text:style-name="T3">INAPTITUDE </text:span></text:p>
              </draw:text-box>
            </draw:frame>
          </draw:g>
          <draw:g>
            <draw:polygon draw:style-name="gr5" draw:layer="layout" svg:width="4cm" svg:height="5.518cm" svg:x="8.567cm" svg:y="14.882cm" svg:viewBox="0 0 4001 5519" draw:points="0,0 4001,0 4001,5519 0,5519">
              <text:p/>
            </draw:polygon>
            <draw:frame draw:style-name="gr7" draw:layer="layout" svg:width="4cm" svg:height="5.482cm" svg:x="8.567cm" svg:y="14.918cm">
              <draw:text-box>
                <text:p text:style-name="P1"><text:span text:style-name="T1">#ID </text:span></text:p>
                <text:p text:style-name="P1"><text:span text:style-name="T1">Descriptif </text:span></text:p>
              </draw:text-box>
            </draw:frame>
          </draw:g>
        </draw:g>
        <draw:g>
          <draw:polygon draw:style-name="gr1" draw:layer="layout" svg:width="4cm" svg:height="6.013cm" svg:x="28.3cm" svg:y="11.387cm" svg:viewBox="0 0 4001 6014" draw:points="0,0 4001,0 4001,6014 0,6014">
            <text:p/>
          </draw:polygon>
          <draw:g>
            <draw:polygon draw:style-name="gr5" draw:layer="layout" svg:width="4cm" svg:height="0.518cm" svg:x="28.3cm" svg:y="11.382cm" svg:viewBox="0 0 4001 519" draw:points="0,0 4001,0 4001,519 0,519">
              <text:p/>
            </draw:polygon>
            <draw:frame draw:style-name="gr6" draw:layer="layout" svg:width="4cm" svg:height="0.595cm" svg:x="28.3cm" svg:y="11.418cm">
              <draw:text-box>
                <text:p text:style-name="P1"><text:span text:style-name="T3">Organisme </text:span></text:p>
              </draw:text-box>
            </draw:frame>
          </draw:g>
          <draw:g>
            <draw:polygon draw:style-name="gr5" draw:layer="layout" svg:width="4cm" svg:height="5.518cm" svg:x="28.3cm" svg:y="11.882cm" svg:viewBox="0 0 4001 5519" draw:points="0,0 4001,0 4001,5519 0,5519">
              <text:p/>
            </draw:polygon>
            <draw:frame draw:style-name="gr7" draw:layer="layout" svg:width="4cm" svg:height="5.482cm" svg:x="28.3cm" svg:y="11.918cm">
              <draw:text-box>
                <text:p text:style-name="P1"><text:span text:style-name="T1">#ID </text:span></text:p>
                <text:p text:style-name="P1"><text:span text:style-name="T1">Libelle </text:span></text:p>
                <text:p text:style-name="P1"><text:span text:style-name="T1">Telephone </text:span></text:p>
                <text:p text:style-name="P1"><text:span text:style-name="T1">Adresse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17.631cm" svg:y="10.966cm" svg:viewBox="0 0 4001 6014" draw:points="0,0 4001,0 4001,6014 0,6014">
            <text:p/>
          </draw:polygon>
          <draw:g>
            <draw:polygon draw:style-name="gr5" draw:layer="layout" svg:width="4cm" svg:height="0.518cm" svg:x="17.631cm" svg:y="10.962cm" svg:viewBox="0 0 4001 519" draw:points="0,0 4001,0 4001,519 0,519">
              <text:p/>
            </draw:polygon>
            <draw:frame draw:style-name="gr6" draw:layer="layout" svg:width="4cm" svg:height="0.595cm" svg:x="17.631cm" svg:y="10.997cm">
              <draw:text-box>
                <text:p text:style-name="P1"><text:span text:style-name="T3">PERSONNE </text:span></text:p>
              </draw:text-box>
            </draw:frame>
          </draw:g>
          <draw:g>
            <draw:polygon draw:style-name="gr5" draw:layer="layout" svg:width="4cm" svg:height="5.518cm" svg:x="17.631cm" svg:y="11.462cm" svg:viewBox="0 0 4001 5519" draw:points="0,0 4001,0 4001,5519 0,5519">
              <text:p/>
            </draw:polygon>
            <draw:frame draw:style-name="gr7" draw:layer="layout" svg:width="4cm" svg:height="5.482cm" svg:x="17.631cm" svg:y="11.497cm">
              <draw:text-box>
                <text:p text:style-name="P1"><text:span text:style-name="T1">#ID </text:span></text:p>
                <text:p text:style-name="P1"><text:span text:style-name="T1">Nom </text:span></text:p>
                <text:p text:style-name="P1"><text:span text:style-name="T1">Prenom </text:span></text:p>
                <text:p text:style-name="P1"><text:span text:style-name="T5">DateNai</text:span><text:span text:style-name="T1"> </text:span></text:p>
                <text:p text:style-name="P1"><text:span text:style-name="T6">Rue</text:span><text:span text:style-name="T1"> </text:span></text:p>
                <text:p text:style-name="P1"><text:span text:style-name="T1">NomRue </text:span></text:p>
                <text:p text:style-name="P1"><text:span text:style-name="T1">Ville </text:span></text:p>
                <text:p text:style-name="P1"><text:span text:style-name="T1">CodePostal </text:span></text:p>
                <text:p text:style-name="P1"><text:span text:style-name="T1">DateNaissance</text:span></text:p>
                <text:p text:style-name="P1"><text:span text:style-name="T7">NumFix</text:span></text:p>
                <text:p text:style-name="P1"><text:span text:style-name="T7">NumMobile</text:span><text:span text:style-name="T1"> </text:span></text:p>
                <text:p text:style-name="P1"><text:span text:style-name="T1"/></text:p>
                <text:p text:style-name="P1"><text:span text:style-name="T1">FID_Genre </text:span></text:p>
                <text:p text:style-name="P1"><text:span text:style-name="T1">FID_Famille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22.289cm" svg:y="0.935cm" svg:viewBox="0 0 4001 6014" draw:points="0,0 4001,0 4001,6014 0,6014">
            <text:p/>
          </draw:polygon>
          <draw:g>
            <draw:polygon draw:style-name="gr5" draw:layer="layout" svg:width="4cm" svg:height="0.518cm" svg:x="22.289cm" svg:y="0.93cm" svg:viewBox="0 0 4001 519" draw:points="0,0 4001,0 4001,519 0,519">
              <text:p/>
            </draw:polygon>
            <draw:frame draw:style-name="gr6" draw:layer="layout" svg:width="4cm" svg:height="0.595cm" svg:x="22.289cm" svg:y="0.966cm">
              <draw:text-box>
                <text:p text:style-name="P1"><text:span text:style-name="T3">GENRE </text:span></text:p>
              </draw:text-box>
            </draw:frame>
          </draw:g>
          <draw:g>
            <draw:polygon draw:style-name="gr5" draw:layer="layout" svg:width="4cm" svg:height="5.518cm" svg:x="22.289cm" svg:y="1.431cm" svg:viewBox="0 0 4001 5519" draw:points="0,0 4001,0 4001,5519 0,5519">
              <text:p/>
            </draw:polygon>
            <draw:frame draw:style-name="gr7" draw:layer="layout" svg:width="4cm" svg:height="5.482cm" svg:x="22.289cm" svg:y="1.466cm">
              <draw:text-box>
                <text:p text:style-name="P1"><text:span text:style-name="T1">#ID </text:span></text:p>
                <text:p text:style-name="P1"><text:span text:style-name="T1">Libelle </text:span></text:p>
              </draw:text-box>
            </draw:frame>
          </draw:g>
        </draw:g>
        <draw:g>
          <draw:polygon draw:style-name="gr1" draw:layer="layout" svg:width="4cm" svg:height="6.013cm" svg:x="10.048cm" svg:y="1.416cm" svg:viewBox="0 0 4001 6014" draw:points="0,0 4001,0 4001,6014 0,6014">
            <text:p/>
          </draw:polygon>
          <draw:g>
            <draw:polygon draw:style-name="gr5" draw:layer="layout" svg:width="4cm" svg:height="0.518cm" svg:x="10.048cm" svg:y="1.411cm" svg:viewBox="0 0 4001 519" draw:points="0,0 4001,0 4001,519 0,519">
              <text:p/>
            </draw:polygon>
            <draw:frame draw:style-name="gr6" draw:layer="layout" svg:width="4cm" svg:height="0.595cm" svg:x="10.048cm" svg:y="1.447cm">
              <draw:text-box>
                <text:p text:style-name="P1"><text:span text:style-name="T3">FAMILLE </text:span></text:p>
              </draw:text-box>
            </draw:frame>
          </draw:g>
          <draw:g>
            <draw:polygon draw:style-name="gr5" draw:layer="layout" svg:width="4cm" svg:height="5.518cm" svg:x="10.048cm" svg:y="1.911cm" svg:viewBox="0 0 4001 5519" draw:points="0,0 4001,0 4001,5519 0,5519">
              <text:p/>
            </draw:polygon>
            <draw:frame draw:style-name="gr7" draw:layer="layout" svg:width="4cm" svg:height="5.482cm" svg:x="10.048cm" svg:y="1.947cm">
              <draw:text-box>
                <text:p text:style-name="P1"><text:span text:style-name="T1">#ID </text:span></text:p>
                <text:p text:style-name="P1"><text:span text:style-name="T1">Libelle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17.718cm" svg:y="-0.013cm" svg:viewBox="0 0 4001 6014" draw:points="0,0 4001,0 4001,6014 0,6014">
            <text:p/>
          </draw:polygon>
          <draw:g>
            <draw:polygon draw:style-name="gr5" draw:layer="layout" svg:width="4cm" svg:height="0.518cm" svg:x="17.718cm" svg:y="-0.018cm" svg:viewBox="0 0 4001 519" draw:points="0,0 4001,0 4001,519 0,519">
              <text:p/>
            </draw:polygon>
            <draw:frame draw:style-name="gr6" draw:layer="layout" svg:width="4cm" svg:height="0.595cm" svg:x="17.718cm" svg:y="0.018cm">
              <draw:text-box>
                <text:p text:style-name="P1"><text:span text:style-name="T3">CV </text:span></text:p>
              </draw:text-box>
            </draw:frame>
          </draw:g>
          <draw:g>
            <draw:polygon draw:style-name="gr5" draw:layer="layout" svg:width="4cm" svg:height="5.518cm" svg:x="17.718cm" svg:y="0.482cm" svg:viewBox="0 0 4001 5519" draw:points="0,0 4001,0 4001,5519 0,5519">
              <text:p/>
            </draw:polygon>
            <draw:frame draw:style-name="gr7" draw:layer="layout" svg:width="4cm" svg:height="5.482cm" svg:x="17.718cm" svg:y="0.518cm">
              <draw:text-box>
                <text:p text:style-name="P1"><text:span text:style-name="T1">#ID </text:span></text:p>
                <text:p text:style-name="P1"><text:span text:style-name="T7">Nom</text:span></text:p>
                <text:p text:style-name="P1"><text:span text:style-name="T1">DatDeb </text:span></text:p>
                <text:p text:style-name="P1"><text:span text:style-name="T1">DatFin </text:span></text:p>
                <text:p text:style-name="P1"><text:span text:style-name="T1">Entreprise </text:span></text:p>
                <text:p text:style-name="P1"><text:span text:style-name="T1"/></text:p>
                <text:p text:style-name="P1"><text:span text:style-name="T1">FID_Personne </text:span></text:p>
              </draw:text-box>
            </draw:frame>
          </draw:g>
        </draw:g>
        <draw:g>
          <draw:polygon draw:style-name="gr1" draw:layer="layout" svg:width="4cm" svg:height="6.013cm" svg:x="16.212cm" svg:y="47.526cm" svg:viewBox="0 0 4001 6014" draw:points="0,0 4001,0 4001,6014 0,6014">
            <text:p/>
          </draw:polygon>
          <draw:g>
            <draw:polygon draw:style-name="gr5" draw:layer="layout" svg:width="4cm" svg:height="0.518cm" svg:x="16.212cm" svg:y="47.522cm" svg:viewBox="0 0 4001 519" draw:points="0,0 4001,0 4001,519 0,519">
              <text:p/>
            </draw:polygon>
            <draw:frame draw:style-name="gr6" draw:layer="layout" svg:width="4cm" svg:height="0.595cm" svg:x="16.212cm" svg:y="47.557cm">
              <draw:text-box>
                <text:p text:style-name="P1"><text:span text:style-name="T3">SATISFACTION </text:span></text:p>
              </draw:text-box>
            </draw:frame>
          </draw:g>
          <draw:g>
            <draw:polygon draw:style-name="gr5" draw:layer="layout" svg:width="4cm" svg:height="5.518cm" svg:x="16.212cm" svg:y="48.022cm" svg:viewBox="0 0 4001 5519" draw:points="0,0 4001,0 4001,5519 0,5519">
              <text:p/>
            </draw:polygon>
            <draw:frame draw:style-name="gr7" draw:layer="layout" svg:width="4cm" svg:height="5.482cm" svg:x="16.212cm" svg:y="48.057cm">
              <draw:text-box>
                <text:p text:style-name="P1"><text:span text:style-name="T8">ID</text:span><text:span text:style-name="T1"> </text:span></text:p>
                <text:p text:style-name="P1"><text:span text:style-name="T1">#FID_Entretien </text:span></text:p>
                <text:p text:style-name="P1"><text:span text:style-name="T1">MonPoste </text:span></text:p>
                <text:p text:style-name="P1"><text:span text:style-name="T1">Ambiance </text:span></text:p>
                <text:p text:style-name="P1"><text:span text:style-name="T1">Materiel </text:span></text:p>
                <text:p text:style-name="P1"><text:span text:style-name="T1">Secteur </text:span></text:p>
                <text:p text:style-name="P1"><text:span text:style-name="T1">Cadre </text:span></text:p>
                <text:p text:style-name="P1"><text:span text:style-name="T1">Futur </text:span></text:p>
                <text:p text:style-name="P1"><text:span text:style-name="T1">MesIdees </text:span></text:p>
                <text:p text:style-name="P1"><text:span text:style-name="T1">ReunionService </text:span></text:p>
                <text:p text:style-name="P1"><text:span text:style-name="T1">LaDirection </text:span></text:p>
                <text:p text:style-name="P1"><text:span text:style-name="T1">EvolutionMission </text:span></text:p>
                <text:p text:style-name="P1"><text:span text:style-name="T1">MonService </text:span></text:p>
                <text:p text:style-name="P1"><text:span text:style-name="T1">MonSite </text:span></text:p>
                <text:p text:style-name="P1"><text:span text:style-name="T1">AutreSite </text:span></text:p>
                <text:p text:style-name="P1"><text:span text:style-name="T1">Commentaires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22.277cm" svg:y="46.987cm" svg:viewBox="0 0 4001 6014" draw:points="0,0 4001,0 4001,6014 0,6014">
            <text:p/>
          </draw:polygon>
          <draw:g>
            <draw:polygon draw:style-name="gr5" draw:layer="layout" svg:width="4cm" svg:height="0.518cm" svg:x="22.277cm" svg:y="46.982cm" svg:viewBox="0 0 4001 519" draw:points="0,0 4001,0 4001,519 0,519">
              <text:p/>
            </draw:polygon>
            <draw:frame draw:style-name="gr6" draw:layer="layout" svg:width="4cm" svg:height="0.595cm" svg:x="22.277cm" svg:y="47.018cm">
              <draw:text-box>
                <text:p text:style-name="P1"><text:span text:style-name="T3">EVALUATION_MOD </text:span></text:p>
              </draw:text-box>
            </draw:frame>
          </draw:g>
          <draw:g>
            <draw:polygon draw:style-name="gr5" draw:layer="layout" svg:width="4cm" svg:height="5.518cm" svg:x="22.277cm" svg:y="47.482cm" svg:viewBox="0 0 4001 5519" draw:points="0,0 4001,0 4001,5519 0,5519">
              <text:p/>
            </draw:polygon>
            <draw:frame draw:style-name="gr7" draw:layer="layout" svg:width="4cm" svg:height="5.482cm" svg:x="22.277cm" svg:y="47.518cm">
              <draw:text-box>
                <text:p text:style-name="P1"><text:span text:style-name="T8">ID</text:span><text:span text:style-name="T1"> </text:span></text:p>
                <text:p text:style-name="P1"><text:span text:style-name="T1">#FID_Entretien </text:span></text:p>
                <text:p text:style-name="P1"><text:span text:style-name="T1">Relation </text:span></text:p>
                <text:p text:style-name="P1"><text:span text:style-name="T1">Qualite </text:span></text:p>
                <text:p text:style-name="P1"><text:span text:style-name="T1">Realisation </text:span></text:p>
                <text:p text:style-name="P1"><text:span text:style-name="T1">Autonomie </text:span></text:p>
                <text:p text:style-name="P1"><text:span text:style-name="T1">Polyvalence </text:span></text:p>
                <text:p text:style-name="P1"><text:span text:style-name="T1">Assiduite </text:span></text:p>
                <text:p text:style-name="P1"><text:span text:style-name="T1">Motivation </text:span></text:p>
                <text:p text:style-name="P1"><text:span text:style-name="T1">RespectConsignes </text:span></text:p>
                <text:p text:style-name="P1"><text:span text:style-name="T1">Commentaires </text:span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25.076cm" svg:y="32.052cm" svg:viewBox="0 0 4001 6014" draw:points="0,0 4001,0 4001,6014 0,6014">
            <text:p/>
          </draw:polygon>
          <draw:g>
            <draw:polygon draw:style-name="gr5" draw:layer="layout" svg:width="4cm" svg:height="0.518cm" svg:x="25.076cm" svg:y="32.048cm" svg:viewBox="0 0 4001 519" draw:points="0,0 4001,0 4001,519 0,519">
              <text:p/>
            </draw:polygon>
            <draw:frame draw:style-name="gr6" draw:layer="layout" svg:width="4cm" svg:height="0.595cm" svg:x="25.076cm" svg:y="32.083cm">
              <draw:text-box>
                <text:p text:style-name="P1"><text:span text:style-name="T3">SENIOR </text:span></text:p>
              </draw:text-box>
            </draw:frame>
          </draw:g>
          <draw:g>
            <draw:polygon draw:style-name="gr5" draw:layer="layout" svg:width="4cm" svg:height="5.518cm" svg:x="25.076cm" svg:y="32.548cm" svg:viewBox="0 0 4001 5519" draw:points="0,0 4001,0 4001,5519 0,5519">
              <text:p/>
            </draw:polygon>
            <draw:frame draw:style-name="gr7" draw:layer="layout" svg:width="4cm" svg:height="5.482cm" svg:x="25.076cm" svg:y="32.583cm">
              <draw:text-box>
                <text:p text:style-name="P1"><text:span text:style-name="T8">ID </text:span></text:p>
                <text:p text:style-name="P1"><text:span text:style-name="T1">#FID_Entretien </text:span></text:p>
                <text:p text:style-name="P1"><text:span text:style-name="T1">PAS </text:span></text:p>
                <text:p text:style-name="P1"><text:span text:style-name="T1">DIF </text:span></text:p>
                <text:p text:style-name="P1"><text:span text:style-name="T1">BilanCompetences </text:span></text:p>
                <text:p text:style-name="P1"><text:span text:style-name="T1">TempsTravail </text:span></text:p>
                <text:p text:style-name="P1"><text:span text:style-name="T1">TransferCompetences </text:span></text:p>
              </draw:text-box>
            </draw:frame>
          </draw:g>
        </draw:g>
        <draw:g>
          <draw:polygon draw:style-name="gr1" draw:layer="layout" svg:width="4cm" svg:height="6.013cm" svg:x="25.112cm" svg:y="38.772cm" svg:viewBox="0 0 4001 6014" draw:points="0,0 4001,0 4001,6014 0,6014">
            <text:p/>
          </draw:polygon>
          <draw:g>
            <draw:polygon draw:style-name="gr5" draw:layer="layout" svg:width="4cm" svg:height="0.518cm" svg:x="25.112cm" svg:y="38.768cm" svg:viewBox="0 0 4001 519" draw:points="0,0 4001,0 4001,519 0,519">
              <text:p/>
            </draw:polygon>
            <draw:frame draw:style-name="gr6" draw:layer="layout" svg:width="4cm" svg:height="0.595cm" svg:x="25.112cm" svg:y="38.803cm">
              <draw:text-box>
                <text:p text:style-name="P1"><text:span text:style-name="T3">SOUHAITFORMATION </text:span></text:p>
              </draw:text-box>
            </draw:frame>
          </draw:g>
          <draw:g>
            <draw:polygon draw:style-name="gr5" draw:layer="layout" svg:width="4cm" svg:height="5.518cm" svg:x="25.112cm" svg:y="39.267cm" svg:viewBox="0 0 4001 5519" draw:points="0,0 4001,0 4001,5519 0,5519">
              <text:p/>
            </draw:polygon>
            <draw:frame draw:style-name="gr7" draw:layer="layout" svg:width="4cm" svg:height="5.482cm" svg:x="25.112cm" svg:y="39.303cm">
              <draw:text-box>
                <text:p text:style-name="P1"><text:span text:style-name="T8">ID </text:span></text:p>
                <text:p text:style-name="P1"><text:span text:style-name="T1">Obectif </text:span></text:p>
                <text:p text:style-name="P1"><text:span text:style-name="T1">Interne </text:span></text:p>
                <text:p text:style-name="P1"><text:span text:style-name="T1">Externe </text:span></text:p>
                <text:p text:style-name="P1"><text:span text:style-name="T1">AvisPersonne </text:span></text:p>
                <text:p text:style-name="P1"><text:span text:style-name="T1">AvisResponsable </text:span></text:p>
                <text:p text:style-name="P1"><text:span text:style-name="T1"/></text:p>
                <text:p text:style-name="P1"><text:span text:style-name="T1">FID_Entretien </text:span></text:p>
              </draw:text-box>
            </draw:frame>
          </draw:g>
        </draw:g>
        <draw:g>
          <draw:polygon draw:style-name="gr1" draw:layer="layout" svg:width="4cm" svg:height="3.413cm" svg:x="23.099cm" svg:y="26.986cm" svg:viewBox="0 0 4001 3414" draw:points="0,0 4001,0 4001,3414 0,3414">
            <text:p/>
          </draw:polygon>
          <draw:g>
            <draw:polygon draw:style-name="gr5" draw:layer="layout" svg:width="4cm" svg:height="0.518cm" svg:x="23.099cm" svg:y="26.981cm" svg:viewBox="0 0 4001 519" draw:points="0,0 4001,0 4001,519 0,519">
              <text:p/>
            </draw:polygon>
            <draw:frame draw:style-name="gr6" draw:layer="layout" svg:width="4cm" svg:height="0.595cm" svg:x="23.099cm" svg:y="27.017cm">
              <draw:text-box>
                <text:p text:style-name="P1"><text:span text:style-name="T3">SITE </text:span></text:p>
              </draw:text-box>
            </draw:frame>
          </draw:g>
          <draw:g>
            <draw:polygon draw:style-name="gr5" draw:layer="layout" svg:width="4cm" svg:height="2.918cm" svg:x="23.099cm" svg:y="27.481cm" svg:viewBox="0 0 4001 2919" draw:points="0,0 4001,0 4001,2919 0,2919">
              <text:p/>
            </draw:polygon>
            <draw:frame draw:style-name="gr9" draw:text-style-name="P1" draw:layer="layout" svg:width="4cm" svg:height="2.899cm" svg:x="23.099cm" svg:y="27.5cm">
              <draw:text-box>
                <text:p text:style-name="P1"><text:span text:style-name="T1">#ID </text:span></text:p>
                <text:p text:style-name="P1"><text:span text:style-name="T1">Libelle </text:span></text:p>
                <text:p text:style-name="P1"><text:span text:style-name="T7">NomRue </text:span></text:p>
                <text:p text:style-name="P1"><text:span text:style-name="T7">Ville </text:span></text:p>
                <text:p text:style-name="P1"><text:span text:style-name="T7">CodePostal </text:span></text:p>
              </draw:text-box>
            </draw:frame>
          </draw:g>
        </draw:g>
        <draw:g>
          <draw:polygon draw:style-name="gr1" draw:layer="layout" svg:width="4cm" svg:height="6.013cm" svg:x="10.676cm" svg:y="47.262cm" svg:viewBox="0 0 4001 6014" draw:points="0,0 4001,0 4001,6014 0,6014">
            <text:p/>
          </draw:polygon>
          <draw:g>
            <draw:polygon draw:style-name="gr5" draw:layer="layout" svg:width="4cm" svg:height="0.518cm" svg:x="10.676cm" svg:y="47.258cm" svg:viewBox="0 0 4001 519" draw:points="0,0 4001,0 4001,519 0,519">
              <text:p/>
            </draw:polygon>
            <draw:frame draw:style-name="gr6" draw:layer="layout" svg:width="4cm" svg:height="0.595cm" svg:x="10.676cm" svg:y="47.293cm">
              <draw:text-box>
                <text:p text:style-name="P1"><text:span text:style-name="T3">EVALUATION_MOI </text:span></text:p>
              </draw:text-box>
            </draw:frame>
          </draw:g>
          <draw:g>
            <draw:polygon draw:style-name="gr5" draw:layer="layout" svg:width="4cm" svg:height="5.518cm" svg:x="10.676cm" svg:y="47.758cm" svg:viewBox="0 0 4001 5519" draw:points="0,0 4001,0 4001,5519 0,5519">
              <text:p/>
            </draw:polygon>
            <draw:frame draw:style-name="gr7" draw:layer="layout" svg:width="4cm" svg:height="5.482cm" svg:x="10.676cm" svg:y="47.793cm">
              <draw:text-box>
                <text:p text:style-name="P1"><text:span text:style-name="T8">ID</text:span><text:span text:style-name="T1"> </text:span></text:p>
                <text:p text:style-name="P1"><text:span text:style-name="T1">#FID_Entretien </text:span></text:p>
                <text:p text:style-name="P1"><text:span text:style-name="T1">Communication </text:span></text:p>
                <text:p text:style-name="P1"><text:span text:style-name="T1">SensRelationel </text:span></text:p>
                <text:p text:style-name="P1"><text:span text:style-name="T1">Implication </text:span></text:p>
                <text:p text:style-name="P1"><text:span text:style-name="T1">Competences </text:span></text:p>
                <text:p text:style-name="P1"><text:span text:style-name="T1">Performances </text:span></text:p>
                <text:p text:style-name="P1"><text:span text:style-name="T1">Management </text:span></text:p>
                <text:p text:style-name="P1"><text:span text:style-name="T1">Objectifs </text:span></text:p>
                <text:p text:style-name="P1"><text:span text:style-name="T1">Commentaires </text:span></text:p>
              </draw:text-box>
            </draw:frame>
          </draw:g>
        </draw:g>
        <draw:g>
          <draw:polygon draw:style-name="gr1" draw:layer="layout" svg:width="4cm" svg:height="6.013cm" svg:x="7.162cm" svg:y="36.383cm" svg:viewBox="0 0 4001 6014" draw:points="0,0 4001,0 4001,6014 0,6014">
            <text:p/>
          </draw:polygon>
          <draw:g>
            <draw:polygon draw:style-name="gr5" draw:layer="layout" svg:width="4cm" svg:height="0.518cm" svg:x="7.162cm" svg:y="36.379cm" svg:viewBox="0 0 4001 519" draw:points="0,0 4001,0 4001,519 0,519">
              <text:p/>
            </draw:polygon>
            <draw:frame draw:style-name="gr6" draw:layer="layout" svg:width="4cm" svg:height="0.595cm" svg:x="7.162cm" svg:y="36.414cm">
              <draw:text-box>
                <text:p text:style-name="P1"><text:span text:style-name="T3">OBJECTIF </text:span></text:p>
              </draw:text-box>
            </draw:frame>
          </draw:g>
          <draw:g>
            <draw:polygon draw:style-name="gr5" draw:layer="layout" svg:width="4cm" svg:height="5.518cm" svg:x="7.162cm" svg:y="36.879cm" svg:viewBox="0 0 4001 5519" draw:points="0,0 4001,0 4001,5519 0,5519">
              <text:p/>
            </draw:polygon>
            <draw:frame draw:style-name="gr7" draw:layer="layout" svg:width="4cm" svg:height="5.482cm" svg:x="7.162cm" svg:y="36.914cm">
              <draw:text-box>
                <text:p text:style-name="P1"><text:span text:style-name="T8">ID </text:span></text:p>
                <text:p text:style-name="P1"><text:span text:style-name="T1">Mesure </text:span></text:p>
                <text:p text:style-name="P1"><text:span text:style-name="T1">Description </text:span></text:p>
                <text:p text:style-name="P1"><text:span text:style-name="T1">Resultat </text:span></text:p>
                <text:p text:style-name="P1"><text:span text:style-name="T1"/></text:p>
                <text:p text:style-name="P1"><text:span text:style-name="T1">FID_Entretien </text:span></text:p>
              </draw:text-box>
            </draw:frame>
          </draw:g>
        </draw:g>
        <draw:g>
          <draw:line draw:style-name="gr1" draw:layer="layout" svg:x1="14.06cm" svg:y1="7.479cm" svg:x2="17.657cm" svg:y2="10.952cm">
            <text:p/>
          </draw:line>
          <draw:g>
            <draw:g>
              <draw:g>
                <draw:path draw:style-name="gr2" draw:layer="layout" svg:width="1.999cm" svg:height="1.932cm" svg:x="14.867cm" svg:y="8.235cm" svg:viewBox="0 0 2000 1933" svg:d="M1863 1801c-88 84-194 125-342 131-157 7-312-29-496-112s-342-190-503-341c-162-151-279-300-375-478s-142-331-147-488 33-271 121-366c5-5 10-10 15-15 88-84 194-125 342-131 157-7 312 29 496 112s342 190 503 341c162 151 279 300 375 478s142 331 147 488-33 271-121 366c-5 5-10 10-15 15zM1863 1801z">
                  <text:p/>
                </draw:path>
                <draw:path draw:style-name="gr1" draw:layer="layout" svg:width="1.999cm" svg:height="1.932cm" svg:x="14.867cm" svg:y="8.235cm" svg:viewBox="0 0 2000 1933" svg:d="M1863 1801c-88 84-194 125-342 131-157 7-312-29-496-112s-342-190-503-341c-162-151-279-300-375-478s-142-331-147-488 33-271 121-366c5-5 10-10 15-15 88-84 194-125 342-131 157-7 312 29 496 112s342 190 503 341c162 151 279 300 375 478s142 331 147 488-33 271-121 366c-5 5-10 10-15 15z">
                  <text:p/>
                </draw:path>
              </draw:g>
              <draw:line draw:style-name="gr1" draw:layer="layout" svg:x1="15cm" svg:y1="8.391cm" svg:x2="16.706cm" svg:y2="10.028cm">
                <text:p/>
              </draw:line>
            </draw:g>
            <draw:frame draw:style-name="gr3" draw:layer="layout" svg:width="2cm" svg:height="1.141cm" svg:x="14.854cm" svg:y="8.713cm">
              <draw:text-box>
                <text:p/>
              </draw:text-box>
            </draw:frame>
          </draw:g>
          <draw:frame draw:style-name="gr4" draw:layer="layout" svg:width="1.059cm" svg:height="0.603cm" svg:x="13.461cm" svg:y="8.754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17.161cm" svg:y="8.754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line draw:style-name="gr1" draw:layer="layout" svg:x1="19.738cm" svg:y1="10.966cm" svg:x2="19.738cm" svg:y2="5.966cm">
            <text:p/>
          </draw:line>
          <draw:g>
            <draw:g>
              <draw:g>
                <draw:path draw:style-name="gr2" draw:layer="layout" svg:width="1.4cm" svg:height="2.4cm" svg:x="19.035cm" svg:y="7.271cm" svg:viewBox="0 0 1401 2401" svg:d="M701 0c128 0 238 50 350 161 111 110 192 248 256 439 65 192 94 379 94 601 0 221-29 408-94 600-64 191-145 329-256 439-112 111-222 161-350 161-129 0-239-50-351-161-111-110-192-248-256-439-65-192-94-379-94-600 0-222 29-409 94-601 64-191 145-329 256-439 112-111 222-161 350-161zM701 0z">
                  <text:p/>
                </draw:path>
                <draw:path draw:style-name="gr1" draw:layer="layout" svg:width="1.4cm" svg:height="2.4cm" svg:x="19.035cm" svg:y="7.271cm" svg:viewBox="0 0 1401 2401" svg:d="M701 0c128 0 238 50 350 161 111 110 192 248 256 439 65 192 94 379 94 601 0 221-29 408-94 600-64 191-145 329-256 439-112 111-222 161-350 161-129 0-239-50-351-161-111-110-192-248-256-439-65-192-94-379-94-600 0-222 29-409 94-601 64-191 145-329 256-439 112-111 222-161 350-161z">
                  <text:p/>
                </draw:path>
              </draw:g>
              <draw:line draw:style-name="gr1" draw:layer="layout" svg:x1="19.742cm" svg:y1="9.656cm" svg:x2="19.735cm" svg:y2="7.292cm">
                <text:p/>
              </draw:line>
            </draw:g>
            <draw:frame draw:style-name="gr3" draw:layer="layout" svg:width="2cm" svg:height="1.141cm" svg:x="18.728cm" svg:y="7.966cm">
              <draw:text-box>
                <text:p/>
              </draw:text-box>
            </draw:frame>
          </draw:g>
          <draw:frame draw:style-name="gr4" draw:layer="layout" svg:width="1.059cm" svg:height="0.603cm" svg:x="17.334cm" svg:y="8.007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21.035cm" svg:y="8.007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line draw:style-name="gr1" draw:layer="layout" svg:x1="21.796cm" svg:y1="13.468cm" svg:x2="28.181cm" svg:y2="9.879cm">
            <text:p/>
          </draw:line>
          <draw:g>
            <draw:g>
              <draw:g>
                <draw:path draw:style-name="gr2" draw:layer="layout" svg:width="2.223cm" svg:height="1.676cm" svg:x="22.873cm" svg:y="11.411cm" svg:viewBox="0 0 2224 1677" svg:d="M2162 256c4 7 7 12 10 19 61 113 68 234 23 384-45 151-129 286-268 433s-291 261-486 365-375 166-574 199c-200 33-359 27-509-20-141-44-233-111-296-215-4-7-7-12-10-19-61-113-68-234-23-384 45-151 129-286 268-433s291-261 486-365 375-166 574-199c200-33 359-27 509 20 141 44 233 111 296 215zM2162 256z">
                  <text:p/>
                </draw:path>
                <draw:path draw:style-name="gr1" draw:layer="layout" svg:width="2.223cm" svg:height="1.676cm" svg:x="22.873cm" svg:y="11.411cm" svg:viewBox="0 0 2224 1677" svg:d="M2162 256c4 7 7 12 10 19 61 113 68 234 23 384-45 151-129 286-268 433s-291 261-486 365-375 166-574 199c-200 33-359 27-509-20-141-44-233-111-296-215-4-7-7-12-10-19-61-113-68-234-23-384 45-151 129-286 268-433s291-261 486-365 375-166 574-199c200-33 359-27 509 20 141 44 233 111 296 215z">
                  <text:p/>
                </draw:path>
              </draw:g>
              <draw:line draw:style-name="gr1" draw:layer="layout" svg:x1="22.943cm" svg:y1="12.837cm" svg:x2="25.007cm" svg:y2="11.684cm">
                <text:p/>
              </draw:line>
            </draw:g>
            <draw:frame draw:style-name="gr3" draw:layer="layout" svg:width="2cm" svg:height="1.141cm" svg:x="22.828cm" svg:y="11.19cm">
              <draw:text-box>
                <text:p/>
              </draw:text-box>
            </draw:frame>
          </draw:g>
          <draw:frame draw:style-name="gr4" draw:layer="layout" svg:width="1.059cm" svg:height="0.603cm" svg:x="21.435cm" svg:y="11.231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25.135cm" svg:y="11.231cm">
            <draw:text-box>
              <text:p text:style-name="P1"><text:span text:style-name="T1">(1,N)</text:span><text:span text:style-name="T2"> </text:span></text:p>
            </draw:text-box>
          </draw:frame>
        </draw:g>
        <draw:g>
          <draw:line draw:style-name="gr1" draw:layer="layout" svg:x1="13.092cm" svg:y1="11.042cm" svg:x2="17.596cm" svg:y2="13.2cm">
            <text:p/>
          </draw:line>
          <draw:g>
            <draw:g>
              <draw:g>
                <draw:path draw:style-name="gr2" draw:layer="layout" svg:width="2.298cm" svg:height="1.461cm" svg:x="14.201cm" svg:y="11.38cm" svg:viewBox="0 0 2299 1462" svg:d="M2231 1250c-67 89-164 145-312 181-157 38-323 42-529 10-207-31-393-88-593-181-201-92-357-193-500-322-141-129-225-247-270-378-44-130-34-234 30-332 4-5 7-9 11-16 67-88 165-145 312-181 158-38 323-41 529-9 207 31 393 88 594 180s357 193 499 322c142 130 226 248 270 378 44 131 35 235-30 332-4 6-7 10-11 16zM2231 1250z">
                  <text:p/>
                </draw:path>
                <draw:path draw:style-name="gr1" draw:layer="layout" svg:width="2.298cm" svg:height="1.461cm" svg:x="14.201cm" svg:y="11.38cm" svg:viewBox="0 0 2299 1462" svg:d="M2231 1250c-67 89-164 145-312 181-157 38-323 42-529 10-207-31-393-88-593-181-201-92-357-193-500-322-141-129-225-247-270-378-44-130-34-234 30-332 4-5 7-9 11-16 67-88 165-145 312-181 158-38 323-41 529-9 207 31 393 88 594 180s357 193 499 322c142 130 226 248 270 378 44 131 35 235-30 332-4 6-7 10-11 16z">
                  <text:p/>
                </draw:path>
              </draw:g>
              <draw:line draw:style-name="gr1" draw:layer="layout" svg:x1="14.27cm" svg:y1="11.611cm" svg:x2="16.403cm" svg:y2="12.626cm">
                <text:p/>
              </draw:line>
            </draw:g>
            <draw:frame draw:style-name="gr10" draw:layer="layout" svg:width="2.081cm" svg:height="1.141cm" svg:x="14.299cm" svg:y="11.687cm">
              <draw:text-box>
                <text:p/>
              </draw:text-box>
            </draw:frame>
          </draw:g>
          <draw:frame draw:style-name="gr11" draw:text-style-name="P1" draw:layer="layout" svg:width="1.25cm" svg:height="0.603cm" svg:x="12.85cm" svg:y="11.723cm">
            <draw:text-box>
              <text:p text:style-name="P1"><text:span text:style-name="T1">(1,N)</text:span><text:span text:style-name="T2"> </text:span></text:p>
            </draw:text-box>
          </draw:frame>
          <draw:frame draw:style-name="gr11" draw:text-style-name="P1" draw:layer="layout" svg:width="1.102cm" svg:height="0.603cm" svg:x="16.698cm" svg:y="11.723cm">
            <draw:text-box>
              <text:p text:style-name="P1"><text:span text:style-name="T1">(1,N)</text:span><text:span text:style-name="T2"> </text:span></text:p>
            </draw:text-box>
          </draw:frame>
        </draw:g>
        <draw:g>
          <draw:line draw:style-name="gr1" draw:layer="layout" svg:x1="15.481cm" svg:y1="21.348cm" svg:x2="17.673cm" svg:y2="16.854cm">
            <text:p/>
          </draw:line>
          <draw:g>
            <draw:g>
              <draw:g>
                <draw:path draw:style-name="gr2" draw:layer="layout" svg:width="1.657cm" svg:height="2.254cm" svg:x="15.752cm" svg:y="17.983cm" svg:viewBox="0 0 1658 2255" svg:d="M1355 48c2 1 4 2 7 3 115 57 192 150 244 298 52 149 64 308 38 508s-82 382-179 581-206 355-348 498c-142 144-274 233-423 283-149 51-269 48-385-9-3-1-5-2-7-3-2-1-4-2-7-3-115-57-192-150-244-298-52-149-64-308-38-508s82-382 179-581 206-355 348-498c142-144 274-233 423-283 149-51 269-48 385 9 3 1 5 2 7 3zM1355 48z">
                  <text:p/>
                </draw:path>
                <draw:path draw:style-name="gr1" draw:layer="layout" svg:width="1.657cm" svg:height="2.254cm" svg:x="15.752cm" svg:y="17.983cm" svg:viewBox="0 0 1658 2255" svg:d="M1355 48c2 1 4 2 7 3 115 57 192 150 244 298 52 149 64 308 38 508s-82 382-179 581-206 355-348 498c-142 144-274 233-423 283-149 51-269 48-385-9-3-1-5-2-7-3-2-1-4-2-7-3-115-57-192-150-244-298-52-149-64-308-38-508s82-382 179-581 206-355 348-498c142-144 274-233 423-283 149-51 269-48 385 9 3 1 5 2 7 3z">
                  <text:p/>
                </draw:path>
              </draw:g>
              <draw:line draw:style-name="gr1" draw:layer="layout" svg:x1="16.059cm" svg:y1="20.173cm" svg:x2="17.089cm" svg:y2="18.045cm">
                <text:p/>
              </draw:line>
            </draw:g>
            <draw:frame draw:style-name="gr3" draw:layer="layout" svg:width="2cm" svg:height="1.141cm" svg:x="15.567cm" svg:y="18.6cm">
              <draw:text-box>
                <text:p/>
              </draw:text-box>
            </draw:frame>
          </draw:g>
          <draw:frame draw:style-name="gr4" draw:layer="layout" svg:width="1.059cm" svg:height="0.603cm" svg:x="14.174cm" svg:y="18.641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17.874cm" svg:y="18.641cm">
            <draw:text-box>
              <text:p text:style-name="P1"><text:span text:style-name="T1">(1,N)</text:span><text:span text:style-name="T2"> </text:span></text:p>
            </draw:text-box>
          </draw:frame>
        </draw:g>
        <draw:g>
          <draw:line draw:style-name="gr1" draw:layer="layout" svg:x1="12.613cm" svg:y1="15.837cm" svg:x2="17.537cm" svg:y2="14.969cm">
            <text:p/>
          </draw:line>
          <draw:g>
            <draw:g>
              <draw:g>
                <draw:path draw:style-name="gr2" draw:layer="layout" svg:width="2.383cm" svg:height="1.471cm" svg:x="13.881cm" svg:y="14.681cm" svg:viewBox="0 0 2384 1472" svg:d="M2374 527c1 5 2 9 3 14 22 127-8 244-98 373-89 129-211 232-388 329s-357 158-575 197c-218 38-408 42-607 12-200-31-349-86-478-177-128-90-196-190-219-317-1-4-1-8-2-13-1-5-2-9-3-14-22-127 8-244 98-373 89-129 211-232 388-329s357-158 575-197c218-38 408-42 607-12 200 31 349 86 478 177 128 90 196 190 219 317 1 4 1 8 2 13zM2374 527z">
                  <text:p/>
                </draw:path>
                <draw:path draw:style-name="gr1" draw:layer="layout" svg:width="2.383cm" svg:height="1.471cm" svg:x="13.881cm" svg:y="14.681cm" svg:viewBox="0 0 2384 1472" svg:d="M2374 527c1 5 2 9 3 14 22 127-8 244-98 373-89 129-211 232-388 329s-357 158-575 197c-218 38-408 42-607 12-200-31-349-86-478-177-128-90-196-190-219-317-1-4-1-8-2-13-1-5-2-9-3-14-22-127 8-244 98-373 89-129 211-232 388-329s357-158 575-197c218-38 408-42 607-12 200 31 349 86 478 177 128 90 196 190 219 317 1 4 1 8 2 13z">
                  <text:p/>
                </draw:path>
              </draw:g>
              <draw:line draw:style-name="gr1" draw:layer="layout" svg:x1="13.903cm" svg:y1="15.614cm" svg:x2="16.23cm" svg:y2="15.196cm">
                <text:p/>
              </draw:line>
            </draw:g>
            <draw:frame draw:style-name="gr3" draw:layer="layout" svg:width="2cm" svg:height="1.141cm" svg:x="14.067cm" svg:y="14.9cm">
              <draw:text-box>
                <text:p/>
              </draw:text-box>
            </draw:frame>
          </draw:g>
          <draw:frame draw:style-name="gr4" draw:layer="layout" svg:width="1.059cm" svg:height="0.603cm" svg:x="12.674cm" svg:y="14.941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16.374cm" svg:y="14.941cm">
            <draw:text-box>
              <text:p text:style-name="P1"><text:span text:style-name="T1">(1,N)</text:span><text:span text:style-name="T2"> </text:span></text:p>
            </draw:text-box>
          </draw:frame>
        </draw:g>
        <draw:g>
          <draw:line draw:style-name="gr1" draw:layer="layout" svg:x1="21.54cm" svg:y1="15.183cm" svg:x2="27.441cm" svg:y2="19.311cm">
            <text:p/>
          </draw:line>
          <draw:g>
            <draw:g>
              <draw:g>
                <draw:path draw:style-name="gr2" draw:layer="layout" svg:width="2.127cm" svg:height="1.794cm" svg:x="22.524cm" svg:y="15.715cm" svg:viewBox="0 0 2128 1795" svg:d="M2048 1587c-74 105-178 166-333 194-154 28-313 15-507-42s-365-141-546-268-318-258-438-421-186-308-213-462c-27-155-5-274 69-380 74-105 178-166 333-194 154-28 313-15 507 42s365 141 546 267c181 127 318 259 438 422s187 307 213 462c27 155 5 274-69 380zM2048 1587z">
                  <text:p/>
                </draw:path>
                <draw:path draw:style-name="gr1" draw:layer="layout" svg:width="2.127cm" svg:height="1.794cm" svg:x="22.524cm" svg:y="15.715cm" svg:viewBox="0 0 2128 1795" svg:d="M2048 1587c-74 105-178 166-333 194-154 28-313 15-507-42s-365-141-546-268-318-258-438-421-186-308-213-462c-27-155-5-274 69-380 74-105 178-166 333-194 154-28 313-15 507 42s365 141 546 267c181 127 318 259 438 422s187 307 213 462c27 155 5 274-69 380z">
                  <text:p/>
                </draw:path>
              </draw:g>
              <draw:line draw:style-name="gr1" draw:layer="layout" svg:x1="22.611cm" svg:y1="15.937cm" svg:x2="24.552cm" svg:y2="17.287cm">
                <text:p/>
              </draw:line>
            </draw:g>
            <draw:frame draw:style-name="gr3" draw:layer="layout" svg:width="2cm" svg:height="1.141cm" svg:x="22.384cm" svg:y="16.745cm">
              <draw:text-box>
                <text:p/>
              </draw:text-box>
            </draw:frame>
          </draw:g>
          <draw:frame draw:style-name="gr4" draw:layer="layout" svg:width="1.059cm" svg:height="0.603cm" svg:x="20.991cm" svg:y="16.787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24.691cm" svg:y="16.787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polygon draw:style-name="gr1" draw:layer="layout" svg:width="4cm" svg:height="6.013cm" svg:x="16.196cm" svg:y="36.47cm" svg:viewBox="0 0 4001 6014" draw:points="0,0 4001,0 4001,6014 0,6014">
            <text:p/>
          </draw:polygon>
          <draw:g>
            <draw:polygon draw:style-name="gr5" draw:layer="layout" svg:width="4cm" svg:height="0.518cm" svg:x="16.196cm" svg:y="36.465cm" svg:viewBox="0 0 4001 519" draw:points="0,0 4001,0 4001,519 0,519">
              <text:p/>
            </draw:polygon>
            <draw:frame draw:style-name="gr6" draw:layer="layout" svg:width="4cm" svg:height="0.595cm" svg:x="16.196cm" svg:y="36.501cm">
              <draw:text-box>
                <text:p text:style-name="P1"><text:span text:style-name="T3">ENTRETIEN </text:span></text:p>
              </draw:text-box>
            </draw:frame>
          </draw:g>
          <draw:g>
            <draw:polygon draw:style-name="gr5" draw:layer="layout" svg:width="4cm" svg:height="5.518cm" svg:x="16.196cm" svg:y="36.965cm" svg:viewBox="0 0 4001 5519" draw:points="0,0 4001,0 4001,5519 0,5519">
              <text:p/>
            </draw:polygon>
            <draw:frame draw:style-name="gr7" draw:layer="layout" svg:width="4cm" svg:height="5.482cm" svg:x="16.196cm" svg:y="37cm">
              <draw:text-box>
                <text:p text:style-name="P1"><text:span text:style-name="T8">ID </text:span></text:p>
                <text:p text:style-name="P1"><text:span text:style-name="T1">DateDeb </text:span></text:p>
                <text:p text:style-name="P1"><text:span text:style-name="T1">DateFin </text:span></text:p>
                <text:p text:style-name="P1"><text:span text:style-name="T1">Expression </text:span></text:p>
                <text:p text:style-name="P1"><text:span text:style-name="T1">DefinitionFonction </text:span></text:p>
                <text:p text:style-name="P1"><text:span text:style-name="T1">ClareteFonction </text:span></text:p>
                <text:p text:style-name="P1"><text:span text:style-name="T1">ClareteObjectif </text:span></text:p>
                <text:p text:style-name="P1"><text:span text:style-name="T1">Commentaire </text:span></text:p>
              </draw:text-box>
            </draw:frame>
          </draw:g>
        </draw:g>
        <draw:g>
          <draw:polygon draw:style-name="gr1" draw:layer="layout" svg:width="4cm" svg:height="6.013cm" svg:x="18.754cm" svg:y="21.946cm" svg:viewBox="0 0 4001 6014" draw:points="0,0 4001,0 4001,6014 0,6014">
            <text:p/>
          </draw:polygon>
          <draw:g>
            <draw:polygon draw:style-name="gr5" draw:layer="layout" svg:width="4cm" svg:height="0.518cm" svg:x="18.754cm" svg:y="21.942cm" svg:viewBox="0 0 4001 519" draw:points="0,0 4001,0 4001,519 0,519">
              <text:p/>
            </draw:polygon>
            <draw:frame draw:style-name="gr6" draw:layer="layout" svg:width="4cm" svg:height="0.595cm" svg:x="18.754cm" svg:y="21.977cm">
              <draw:text-box>
                <text:p text:style-name="P1"><text:span text:style-name="T3">POSTE </text:span></text:p>
              </draw:text-box>
            </draw:frame>
          </draw:g>
          <draw:g>
            <draw:polygon draw:style-name="gr5" draw:layer="layout" svg:width="4cm" svg:height="5.518cm" svg:x="18.754cm" svg:y="22.442cm" svg:viewBox="0 0 4001 5519" draw:points="0,0 4001,0 4001,5519 0,5519">
              <text:p/>
            </draw:polygon>
            <draw:frame draw:style-name="gr7" draw:layer="layout" svg:width="4cm" svg:height="5.482cm" svg:x="18.754cm" svg:y="22.477cm">
              <draw:text-box>
                <text:p text:style-name="P1"><text:span text:style-name="T1">#ID </text:span></text:p>
                <text:p text:style-name="P1"><text:span text:style-name="T1">Libelle </text:span></text:p>
                <text:p text:style-name="P1"><text:span text:style-name="T1">Fonctions </text:span></text:p>
                <text:p text:style-name="P1"><text:span text:style-name="T1"/></text:p>
              </draw:text-box>
            </draw:frame>
          </draw:g>
        </draw:g>
        <draw:g>
          <draw:line draw:style-name="gr1" draw:layer="layout" svg:x1="17.928cm" svg:y1="36.5cm" svg:x2="17.8cm" svg:y2="17cm">
            <text:p/>
          </draw:line>
          <draw:g>
            <draw:g>
              <draw:g>
                <draw:path draw:style-name="gr2" draw:layer="layout" svg:width="1.4cm" svg:height="2.4cm" svg:x="17.199cm" svg:y="26.833cm" svg:viewBox="0 0 1401 2401" svg:d="M701 0c128 0 238 50 350 161 111 110 192 248 256 439 65 192 94 379 94 601 0 221-29 408-94 600-64 191-145 329-256 439-112 111-222 161-350 161-129 0-239-50-351-161-111-110-192-248-256-439-65-192-94-379-94-600 0-222 29-409 94-601 64-191 145-329 256-439 112-111 222-161 350-161zM701 0z">
                  <text:p/>
                </draw:path>
                <draw:path draw:style-name="gr1" draw:layer="layout" svg:width="1.4cm" svg:height="2.4cm" svg:x="17.199cm" svg:y="26.833cm" svg:viewBox="0 0 1401 2401" svg:d="M701 0c128 0 238 50 350 161 111 110 192 248 256 439 65 192 94 379 94 601 0 221-29 408-94 600-64 191-145 329-256 439-112 111-222 161-350 161-129 0-239-50-351-161-111-110-192-248-256-439-65-192-94-379-94-600 0-222 29-409 94-601 64-191 145-329 256-439 112-111 222-161 350-161z">
                  <text:p/>
                </draw:path>
              </draw:g>
              <draw:line draw:style-name="gr1" draw:layer="layout" svg:x1="17.907cm" svg:y1="29.219cm" svg:x2="17.899cm" svg:y2="26.854cm">
                <text:p/>
              </draw:line>
            </draw:g>
            <draw:frame draw:style-name="gr3" draw:layer="layout" svg:width="2cm" svg:height="1.141cm" svg:x="15.564cm" svg:y="26.2cm">
              <draw:text-box>
                <text:p/>
              </draw:text-box>
            </draw:frame>
          </draw:g>
          <draw:frame draw:style-name="gr4" draw:layer="layout" svg:width="1.059cm" svg:height="0.603cm" svg:x="14.2cm" svg:y="26.316cm">
            <draw:text-box>
              <text:p text:style-name="P1"><text:span text:style-name="T1">(1,1)</text:span><text:span text:style-name="T2"> </text:span></text:p>
            </draw:text-box>
          </draw:frame>
          <draw:frame draw:style-name="gr4" draw:layer="layout" svg:width="1.059cm" svg:height="0.603cm" svg:x="17.9cm" svg:y="26.316cm">
            <draw:text-box>
              <text:p text:style-name="P1"><text:span text:style-name="T1">(1,N)</text:span><text:span text:style-name="T2"> </text:span></text:p>
            </draw:text-box>
          </draw:frame>
          <draw:line draw:style-name="gr1" draw:layer="layout" svg:x1="17.6cm" svg:y1="14.4cm" svg:x2="6cm" svg:y2="14cm">
            <text:p/>
          </draw:line>
        </draw:g>
        <draw:g>
          <draw:line draw:style-name="gr1" draw:layer="layout" svg:x1="21.638cm" svg:y1="21.9cm" svg:x2="21.638cm" svg:y2="16.9cm">
            <text:p/>
          </draw:line>
          <draw:g>
            <draw:g>
              <draw:g>
                <draw:path draw:style-name="gr2" draw:layer="layout" svg:width="1.44cm" svg:height="2.402cm" svg:x="20.935cm" svg:y="18.205cm" svg:viewBox="0 0 1441 2403" svg:d="M721 1h-1c8 0 14-1 21-1 129 0 238 51 350 161 112 111 192 249 256 440 65 191 94 379 94 601 0 221-29 409-94 600-64 191-144 329-256 440-112 110-221 161-350 161-7 0-13-1-20-1h-1c-7 0-13 1-20 1-129 0-238-51-350-161-112-111-192-249-256-440-65-191-94-379-94-600 0-222 29-410 94-601 64-191 144-329 256-440 112-110 221-161 350-161 7 0 13 1 21 1zM721 1z">
                  <text:p/>
                </draw:path>
                <draw:path draw:style-name="gr1" draw:layer="layout" svg:width="1.44cm" svg:height="2.402cm" svg:x="20.935cm" svg:y="18.205cm" svg:viewBox="0 0 1441 2403" svg:d="M721 1h-1c8 0 14-1 21-1 129 0 238 51 350 161 112 111 192 249 256 440 65 191 94 379 94 601 0 221-29 409-94 600-64 191-144 329-256 440-112 110-221 161-350 161-7 0-13-1-20-1h-1c-7 0-13 1-20 1-129 0-238-51-350-161-112-111-192-249-256-440-65-191-94-379-94-600 0-222 29-410 94-601 64-191 144-329 256-440 112-110 221-161 350-161 7 0 13 1 21 1z">
                  <text:p/>
                </draw:path>
              </draw:g>
              <draw:line draw:style-name="gr1" draw:layer="layout" svg:x1="21.642cm" svg:y1="20.59cm" svg:x2="21.635cm" svg:y2="18.226cm">
                <text:p/>
              </draw:line>
            </draw:g>
            <draw:frame draw:style-name="gr3" draw:layer="layout" svg:width="2cm" svg:height="1.141cm" svg:x="20.628cm" svg:y="18.9cm">
              <draw:text-box>
                <text:p/>
              </draw:text-box>
            </draw:frame>
          </draw:g>
          <draw:frame draw:style-name="gr4" draw:layer="layout" svg:width="1.059cm" svg:height="0.603cm" svg:x="19.235cm" svg:y="18.941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22.935cm" svg:y="18.941cm">
            <draw:text-box>
              <text:p text:style-name="P1"><text:span text:style-name="T1">(1,N)</text:span><text:span text:style-name="T2"> </text:span></text:p>
            </draw:text-box>
          </draw:frame>
        </draw:g>
        <draw:g>
          <draw:line draw:style-name="gr1" draw:layer="layout" svg:x1="18.203cm" svg:y1="47.5cm" svg:x2="18.203cm" svg:y2="42.5cm">
            <text:p/>
          </draw:line>
          <draw:g>
            <draw:g>
              <draw:g>
                <draw:path draw:style-name="gr2" draw:layer="layout" svg:width="1.4cm" svg:height="2.4cm" svg:x="17.5cm" svg:y="43.805cm" svg:viewBox="0 0 1401 2401" svg:d="M701 0c128 0 238 50 350 161 111 110 192 248 256 439 65 192 94 379 94 601 0 221-29 408-94 600-64 191-145 329-256 439-112 111-222 161-350 161-129 0-239-50-351-161-111-110-192-248-256-439-65-192-94-379-94-600 0-222 29-409 94-601 64-191 145-329 256-439 112-111 222-161 350-161zM701 0z">
                  <text:p/>
                </draw:path>
                <draw:path draw:style-name="gr1" draw:layer="layout" svg:width="1.4cm" svg:height="2.4cm" svg:x="17.5cm" svg:y="43.805cm" svg:viewBox="0 0 1401 2401" svg:d="M701 0c128 0 238 50 350 161 111 110 192 248 256 439 65 192 94 379 94 601 0 221-29 408-94 600-64 191-145 329-256 439-112 111-222 161-350 161-129 0-239-50-351-161-111-110-192-248-256-439-65-192-94-379-94-600 0-222 29-409 94-601 64-191 145-329 256-439 112-111 222-161 350-161z">
                  <text:p/>
                </draw:path>
              </draw:g>
              <draw:line draw:style-name="gr1" draw:layer="layout" svg:x1="18.207cm" svg:y1="46.19cm" svg:x2="18.2cm" svg:y2="43.826cm">
                <text:p/>
              </draw:line>
            </draw:g>
            <draw:frame draw:style-name="gr3" draw:layer="layout" svg:width="2cm" svg:height="1.141cm" svg:x="17.193cm" svg:y="44.5cm">
              <draw:text-box>
                <text:p/>
              </draw:text-box>
            </draw:frame>
          </draw:g>
          <draw:frame draw:style-name="gr4" draw:layer="layout" svg:width="1.059cm" svg:height="0.603cm" svg:x="15.8cm" svg:y="44.541cm">
            <draw:text-box>
              <text:p text:style-name="P1"><text:span text:style-name="T1">(1,1)</text:span><text:span text:style-name="T2"> </text:span></text:p>
            </draw:text-box>
          </draw:frame>
          <draw:frame draw:style-name="gr4" draw:layer="layout" svg:width="1.059cm" svg:height="0.603cm" svg:x="19.5cm" svg:y="44.541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line draw:style-name="gr1" draw:layer="layout" svg:x1="14.719cm" svg:y1="47.215cm" svg:x2="16.181cm" svg:y2="42.434cm">
            <text:p/>
          </draw:line>
          <draw:g>
            <draw:g>
              <draw:g>
                <draw:path draw:style-name="gr2" draw:layer="layout" svg:width="1.52cm" svg:height="2.337cm" svg:x="14.69cm" svg:y="43.663cm" svg:viewBox="0 0 1521 2338" svg:d="M1112 21c2 0 3 1 4 1 123 38 214 118 288 256 75 139 111 294 117 495 5 202-21 391-86 602s-148 382-266 546c-117 165-234 273-373 346-140 73-259 89-383 51-1 0-2-1-3-1-2 0-3-1-4-1-123-38-214-118-288-256-75-139-111-294-117-495-5-202 21-391 86-602s148-382 266-546c117-165 234-273 373-346 140-73 259-89 383-51 1 0 2 1 3 1zM1112 21z">
                  <text:p/>
                </draw:path>
                <draw:path draw:style-name="gr1" draw:layer="layout" svg:width="1.52cm" svg:height="2.337cm" svg:x="14.69cm" svg:y="43.663cm" svg:viewBox="0 0 1521 2338" svg:d="M1112 21c2 0 3 1 4 1 123 38 214 118 288 256 75 139 111 294 117 495 5 202-21 391-86 602s-148 382-266 546c-117 165-234 273-373 346-140 73-259 89-383 51-1 0-2-1-3-1-2 0-3-1-4-1-123-38-214-118-288-256-75-139-111-294-117-495-5-202 21-391 86-602s148-382 266-546c117-165 234-273 373-346 140-73 259-89 383-51 1 0 2 1 3 1z">
                  <text:p/>
                </draw:path>
              </draw:g>
              <draw:line draw:style-name="gr1" draw:layer="layout" svg:x1="15.106cm" svg:y1="45.964cm" svg:x2="15.79cm" svg:y2="43.701cm">
                <text:p/>
              </draw:line>
            </draw:g>
            <draw:frame draw:style-name="gr3" draw:layer="layout" svg:width="2cm" svg:height="1.141cm" svg:x="14.44cm" svg:y="44.324cm">
              <draw:text-box>
                <text:p/>
              </draw:text-box>
            </draw:frame>
          </draw:g>
          <draw:frame draw:style-name="gr4" draw:layer="layout" svg:width="1.059cm" svg:height="0.603cm" svg:x="13.047cm" svg:y="44.365cm">
            <draw:text-box>
              <text:p text:style-name="P1"><text:span text:style-name="T1">(1,1)</text:span><text:span text:style-name="T2"> </text:span></text:p>
            </draw:text-box>
          </draw:frame>
          <draw:frame draw:style-name="gr4" draw:layer="layout" svg:width="1.059cm" svg:height="0.603cm" svg:x="16.747cm" svg:y="44.365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line draw:style-name="gr1" draw:layer="layout" svg:x1="20.164cm" svg:y1="42.459cm" svg:x2="22.277cm" svg:y2="46.991cm">
            <text:p/>
          </draw:line>
          <draw:g>
            <draw:g>
              <draw:g>
                <draw:path draw:style-name="gr2" draw:layer="layout" svg:width="1.645cm" svg:height="2.266cm" svg:x="20.409cm" svg:y="43.591cm" svg:viewBox="0 0 1646 2267" svg:d="M1330 2222c-3 2-6 3-9 4-117 55-238 55-386 2-147-52-278-143-418-289-139-147-245-304-338-505-94-200-147-383-169-583-23-201-8-360 47-507 54-147 132-239 249-294 3-1 6-3 9-4 3-2 6-3 9-4 117-55 238-55 386-2 147 52 278 143 418 289 139 147 245 304 338 505 94 200 147 383 169 583 23 201 8 360-47 507-54 147-132 239-249 294-3 1-6 3-9 4zM1330 2222z">
                  <text:p/>
                </draw:path>
                <draw:path draw:style-name="gr1" draw:layer="layout" svg:width="1.645cm" svg:height="2.266cm" svg:x="20.409cm" svg:y="43.591cm" svg:viewBox="0 0 1646 2267" svg:d="M1330 2222c-3 2-6 3-9 4-117 55-238 55-386 2-147-52-278-143-418-289-139-147-245-304-338-505-94-200-147-383-169-583-23-201-8-360 47-507 54-147 132-239 249-294 3-1 6-3 9-4 3-2 6-3 9-4 117-55 238-55 386-2 147 52 278 143 418 289 139 147 245 304 338 505 94 200 147 383 169 583 23 201 8 360-47 507-54 147-132 239-249 294-3 1-6 3-9 4z">
                  <text:p/>
                </draw:path>
              </draw:g>
              <draw:line draw:style-name="gr1" draw:layer="layout" svg:x1="20.714cm" svg:y1="43.648cm" svg:x2="21.72cm" svg:y2="45.787cm">
                <text:p/>
              </draw:line>
            </draw:g>
            <draw:frame draw:style-name="gr3" draw:layer="layout" svg:width="2cm" svg:height="1.141cm" svg:x="20.217cm" svg:y="44.223cm">
              <draw:text-box>
                <text:p/>
              </draw:text-box>
            </draw:frame>
          </draw:g>
          <draw:frame draw:style-name="gr4" draw:layer="layout" svg:width="1.059cm" svg:height="0.603cm" svg:x="18.824cm" svg:y="44.265cm">
            <draw:text-box>
              <text:p text:style-name="P1"><text:span text:style-name="T1">(1,1)</text:span><text:span text:style-name="T2"> </text:span></text:p>
            </draw:text-box>
          </draw:frame>
          <draw:frame draw:style-name="gr4" draw:layer="layout" svg:width="1.059cm" svg:height="0.603cm" svg:x="22.524cm" svg:y="44.265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line draw:style-name="gr1" draw:layer="layout" svg:x1="11.141cm" svg:y1="39.403cm" svg:x2="16.141cm" svg:y2="39.403cm">
            <text:p/>
          </draw:line>
          <draw:g>
            <draw:g>
              <draw:g>
                <draw:path draw:style-name="gr2" draw:layer="layout" svg:width="2.4cm" svg:height="1.401cm" svg:x="12.436cm" svg:y="38.7cm" svg:viewBox="0 0 2401 1402" svg:d="M2401 701c0 129-50 239-161 350-110 112-248 193-439 257-192 65-379 94-600 94-222 0-409-29-601-94-191-64-329-145-439-257-111-111-161-221-161-350 0-129 50-239 161-351 110-111 248-192 439-256 192-65 379-94 600-94 222 0 409 29 601 94 191 64 329 145 439 256 111 112 161 222 161 351zM2401 701z">
                  <text:p/>
                </draw:path>
                <draw:path draw:style-name="gr1" draw:layer="layout" svg:width="2.4cm" svg:height="1.401cm" svg:x="12.436cm" svg:y="38.7cm" svg:viewBox="0 0 2401 1402" svg:d="M2401 701c0 129-50 239-161 350-110 112-248 193-439 257-192 65-379 94-600 94-222 0-409-29-601-94-191-64-329-145-439-257-111-111-161-221-161-350 0-129 50-239 161-351 110-111 248-192 439-256 192-65 379-94 600-94 222 0 409 29 601 94 191 64 329 145 439 256 111 112 161 222 161 351z">
                  <text:p/>
                </draw:path>
              </draw:g>
              <draw:line draw:style-name="gr1" draw:layer="layout" svg:x1="12.451cm" svg:y1="39.407cm" svg:x2="14.815cm" svg:y2="39.4cm">
                <text:p/>
              </draw:line>
            </draw:g>
            <draw:frame draw:style-name="gr3" draw:layer="layout" svg:width="2cm" svg:height="1.141cm" svg:x="12.634cm" svg:y="38.9cm">
              <draw:text-box>
                <text:p/>
              </draw:text-box>
            </draw:frame>
          </draw:g>
          <draw:frame draw:style-name="gr4" draw:layer="layout" svg:width="1.059cm" svg:height="0.603cm" svg:x="11.241cm" svg:y="38.942cm">
            <draw:text-box>
              <text:p text:style-name="P1"><text:span text:style-name="T1">(1,1)</text:span><text:span text:style-name="T2"> </text:span></text:p>
            </draw:text-box>
          </draw:frame>
          <draw:frame draw:style-name="gr4" draw:layer="layout" svg:width="1.059cm" svg:height="0.603cm" svg:x="14.941cm" svg:y="38.942cm">
            <draw:text-box>
              <text:p text:style-name="P1"><text:span text:style-name="T1">(1,N)</text:span><text:span text:style-name="T2"> </text:span></text:p>
            </draw:text-box>
          </draw:frame>
        </draw:g>
        <draw:g>
          <draw:line draw:style-name="gr1" draw:layer="layout" svg:x1="20.12cm" svg:y1="41.754cm" svg:x2="25.12cm" svg:y2="41.754cm">
            <text:p/>
          </draw:line>
          <draw:g>
            <draw:g>
              <draw:g>
                <draw:path draw:style-name="gr2" draw:layer="layout" svg:width="2.402cm" svg:height="1.44cm" svg:x="21.415cm" svg:y="41.05cm" svg:viewBox="0 0 2403 1441" svg:d="M2402 721v-1c0 8 1 14 1 21 0 129-51 238-161 350-111 112-249 192-440 256-191 65-379 94-600 94-222 0-410-29-601-94-191-64-329-144-440-256-110-112-161-221-161-350 0-7 1-13 1-20v-1c0-7-1-13-1-20 0-129 51-238 161-350 111-112 249-192 440-256 191-65 379-94 600-94 222 0 410 29 601 94 191 64 329 144 440 256 110 112 161 221 161 350 0 7-1 13-1 21zM2402 721z">
                  <text:p/>
                </draw:path>
                <draw:path draw:style-name="gr1" draw:layer="layout" svg:width="2.402cm" svg:height="1.44cm" svg:x="21.415cm" svg:y="41.05cm" svg:viewBox="0 0 2403 1441" svg:d="M2402 721v-1c0 8 1 14 1 21 0 129-51 238-161 350-111 112-249 192-440 256-191 65-379 94-600 94-222 0-410-29-601-94-191-64-329-144-440-256-110-112-161-221-161-350 0-7 1-13 1-20v-1c0-7-1-13-1-20 0-129 51-238 161-350 111-112 249-192 440-256 191-65 379-94 600-94 222 0 410 29 601 94 191 64 329 144 440 256 110 112 161 221 161 350 0 7-1 13-1 21z">
                  <text:p/>
                </draw:path>
              </draw:g>
              <draw:line draw:style-name="gr1" draw:layer="layout" svg:x1="21.43cm" svg:y1="41.758cm" svg:x2="23.794cm" svg:y2="41.75cm">
                <text:p/>
              </draw:line>
            </draw:g>
            <draw:frame draw:style-name="gr3" draw:layer="layout" svg:width="2cm" svg:height="1.141cm" svg:x="21.613cm" svg:y="41.25cm">
              <draw:text-box>
                <text:p/>
              </draw:text-box>
            </draw:frame>
          </draw:g>
          <draw:frame draw:style-name="gr4" draw:layer="layout" svg:width="1.059cm" svg:height="0.603cm" svg:x="20.22cm" svg:y="41.292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23.92cm" svg:y="41.292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line draw:style-name="gr1" draw:layer="layout" svg:x1="20.186cm" svg:y1="36.541cm" svg:x2="25.016cm" svg:y2="35.247cm">
            <text:p/>
          </draw:line>
          <draw:g>
            <draw:g>
              <draw:g>
                <draw:path draw:style-name="gr2" draw:layer="layout" svg:width="2.357cm" svg:height="1.479cm" svg:x="21.422cm" svg:y="35.149cm" svg:viewBox="0 0 2358 1480" svg:d="M2338 429c2 7 4 13 6 20 31 126 8 244-72 379s-194 247-364 355c-170 109-346 183-560 237-215 53-404 70-605 54-202-16-354-61-489-142-126-77-200-165-235-281-2-7-4-13-6-20-31-126-8-244 72-379s194-247 364-355c170-109 346-183 560-237 215-53 404-70 605-54 202 16 354 61 489 142 126 77 200 165 235 281zM2338 429z">
                  <text:p/>
                </draw:path>
                <draw:path draw:style-name="gr1" draw:layer="layout" svg:width="2.357cm" svg:height="1.479cm" svg:x="21.422cm" svg:y="35.149cm" svg:viewBox="0 0 2358 1480" svg:d="M2338 429c2 7 4 13 6 20 31 126 8 244-72 379s-194 247-364 355c-170 109-346 183-560 237-215 53-404 70-605 54-202-16-354-61-489-142-126-77-200-165-235-281-2-7-4-13-6-20-31-126-8-244 72-379s194-247 364-355c170-109 346-183 560-237 215-53 404-70 605-54 202 16 354 61 489 142 126 77 200 165 235 281z">
                  <text:p/>
                </draw:path>
              </draw:g>
              <draw:line draw:style-name="gr1" draw:layer="layout" svg:x1="21.452cm" svg:y1="36.206cm" svg:x2="23.734cm" svg:y2="35.587cm">
                <text:p/>
              </draw:line>
            </draw:g>
            <draw:frame draw:style-name="gr3" draw:layer="layout" svg:width="2cm" svg:height="1.141cm" svg:x="21.593cm" svg:y="35.391cm">
              <draw:text-box>
                <text:p/>
              </draw:text-box>
            </draw:frame>
          </draw:g>
          <draw:frame draw:style-name="gr4" draw:layer="layout" svg:width="1.059cm" svg:height="0.603cm" svg:x="20.2cm" svg:y="35.432cm">
            <draw:text-box>
              <text:p text:style-name="P1"><text:span text:style-name="T1">(0,1)</text:span><text:span text:style-name="T2"> </text:span></text:p>
            </draw:text-box>
          </draw:frame>
          <draw:frame draw:style-name="gr4" draw:layer="layout" svg:width="1.059cm" svg:height="0.603cm" svg:x="23.9cm" svg:y="35.432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line draw:style-name="gr1" draw:layer="layout" svg:x1="22cm" svg:y1="20.4cm" svg:x2="26.195cm" svg:y2="26.9cm">
            <text:p/>
          </draw:line>
          <draw:frame draw:style-name="gr12" draw:text-style-name="P1" draw:layer="layout" svg:width="2.003cm" svg:height="1.413cm" svg:x="24.397cm" svg:y="25.352cm">
            <draw:text-box>
              <text:p text:style-name="P1"><text:span text:style-name="T1">(1,N)</text:span><text:span text:style-name="T2"> </text:span></text:p>
            </draw:text-box>
          </draw:frame>
        </draw:g>
        <draw:frame draw:style-name="gr4" draw:layer="layout" svg:width="1.059cm" svg:height="0.603cm" draw:transform="rotate (-0.191986217719376) translate (26.251cm 11.968cm)">
          <draw:text-box>
            <text:p text:style-name="P1"><text:span text:style-name="T1">(1,N)</text:span><text:span text:style-name="T2"> </text:span></text:p>
          </draw:text-box>
        </draw:frame>
        <draw:frame draw:style-name="gr4" draw:layer="layout" svg:width="1.059cm" svg:height="0.603cm" draw:transform="rotate (0.261799387799149) translate (25.663cm 15.544cm)">
          <draw:text-box>
            <text:p text:style-name="P1"><text:span text:style-name="T1">(1,N)</text:span><text:span text:style-name="T2"> </text:span></text:p>
          </draw:text-box>
        </draw:frame>
        <draw:g>
          <draw:polygon draw:style-name="gr1" draw:layer="layout" svg:width="4cm" svg:height="6.013cm" svg:x="2.523cm" svg:y="21.614cm" svg:viewBox="0 0 4001 6014" draw:points="0,0 4001,0 4001,6014 0,6014">
            <text:p/>
          </draw:polygon>
          <draw:g>
            <draw:polygon draw:style-name="gr5" draw:layer="layout" svg:width="4cm" svg:height="0.518cm" svg:x="2.523cm" svg:y="21.609cm" svg:viewBox="0 0 4001 519" draw:points="0,0 4001,0 4001,519 0,519">
              <text:p/>
            </draw:polygon>
            <draw:frame draw:style-name="gr6" draw:layer="layout" svg:width="4cm" svg:height="0.595cm" svg:x="2.523cm" svg:y="21.645cm">
              <draw:text-box>
                <text:p text:style-name="P1"><text:span text:style-name="T3">NIVEAU </text:span></text:p>
              </draw:text-box>
            </draw:frame>
          </draw:g>
          <draw:g>
            <draw:polygon draw:style-name="gr5" draw:layer="layout" svg:width="4cm" svg:height="5.518cm" svg:x="2.523cm" svg:y="22.109cm" svg:viewBox="0 0 4001 5519" draw:points="0,0 4001,0 4001,5519 0,5519">
              <text:p/>
            </draw:polygon>
            <draw:frame draw:style-name="gr7" draw:layer="layout" svg:width="4cm" svg:height="5.482cm" svg:x="2.523cm" svg:y="22.145cm">
              <draw:text-box>
                <text:p text:style-name="P1"><text:span text:style-name="T1">#ID </text:span></text:p>
                <text:p text:style-name="P1"><text:span text:style-name="T1">Libelle </text:span></text:p>
                <text:p text:style-name="P1"><text:span text:style-name="T1"/></text:p>
              </draw:text-box>
            </draw:frame>
          </draw:g>
        </draw:g>
        <draw:g>
          <draw:line draw:style-name="gr1" draw:layer="layout" svg:x1="6.522cm" svg:y1="24.703cm" svg:x2="11.522cm" svg:y2="24.703cm">
            <text:p/>
          </draw:line>
          <draw:g>
            <draw:g>
              <draw:g>
                <draw:path draw:style-name="gr2" draw:layer="layout" svg:width="2.4cm" svg:height="1.401cm" svg:x="7.817cm" svg:y="24cm" svg:viewBox="0 0 2401 1402" svg:d="M2401 701c0 129-50 239-161 350-110 112-248 193-439 257-192 65-379 94-600 94-222 0-409-29-601-94-191-64-329-145-439-257-111-111-161-221-161-350 0-129 50-239 161-351 110-111 248-192 439-256 192-65 379-94 600-94 222 0 409 29 601 94 191 64 329 145 439 256 111 112 161 222 161 351zM2401 701z">
                  <text:p/>
                </draw:path>
                <draw:path draw:style-name="gr1" draw:layer="layout" svg:width="2.4cm" svg:height="1.401cm" svg:x="7.817cm" svg:y="24cm" svg:viewBox="0 0 2401 1402" svg:d="M2401 701c0 129-50 239-161 350-110 112-248 193-439 257-192 65-379 94-600 94-222 0-409-29-601-94-191-64-329-145-439-257-111-111-161-221-161-350 0-129 50-239 161-351 110-111 248-192 439-256 192-65 379-94 600-94 222 0 409 29 601 94 191 64 329 145 439 256 111 112 161 222 161 351z">
                  <text:p/>
                </draw:path>
              </draw:g>
              <draw:line draw:style-name="gr1" draw:layer="layout" svg:x1="7.832cm" svg:y1="24.707cm" svg:x2="10.196cm" svg:y2="24.7cm">
                <text:p/>
              </draw:line>
            </draw:g>
            <draw:frame draw:style-name="gr3" draw:layer="layout" svg:width="2cm" svg:height="1.141cm" svg:x="8.015cm" svg:y="24.2cm">
              <draw:text-box>
                <text:p/>
              </draw:text-box>
            </draw:frame>
          </draw:g>
          <draw:frame draw:style-name="gr4" draw:layer="layout" svg:width="1.059cm" svg:height="0.603cm" svg:x="6.622cm" svg:y="24.242cm">
            <draw:text-box>
              <text:p text:style-name="P1"><text:span text:style-name="T1">(1,N)</text:span><text:span text:style-name="T2"> </text:span></text:p>
            </draw:text-box>
          </draw:frame>
          <draw:frame draw:style-name="gr4" draw:layer="layout" svg:width="1.059cm" svg:height="0.603cm" svg:x="10.322cm" svg:y="24.242cm">
            <draw:text-box>
              <text:p text:style-name="P1"><text:span text:style-name="T1">(1,1)</text:span><text:span text:style-name="T2"> </text:span></text:p>
            </draw:text-box>
          </draw:frame>
        </draw:g>
        <draw:g>
          <draw:polygon draw:style-name="gr1" draw:layer="layout" svg:width="4cm" svg:height="6.013cm" svg:x="29.7cm" svg:y="25.804cm" svg:viewBox="0 0 4001 6014" draw:points="0,0 4001,0 4001,6014 0,6014">
            <text:p/>
          </draw:polygon>
          <draw:g>
            <draw:polygon draw:style-name="gr5" draw:layer="layout" svg:width="4cm" svg:height="0.518cm" svg:x="29.7cm" svg:y="25.8cm" svg:viewBox="0 0 4001 519" draw:points="0,0 4001,0 4001,519 0,519">
              <text:p/>
            </draw:polygon>
            <draw:frame draw:style-name="gr6" draw:layer="layout" svg:width="4cm" svg:height="0.595cm" svg:x="29.7cm" svg:y="25.835cm">
              <draw:text-box>
                <text:p text:style-name="P1"><text:span text:style-name="T4">CONTRAT</text:span><text:span text:style-name="T3"> </text:span></text:p>
              </draw:text-box>
            </draw:frame>
          </draw:g>
          <draw:g>
            <draw:polygon draw:style-name="gr5" draw:layer="layout" svg:width="4cm" svg:height="5.518cm" svg:x="29.7cm" svg:y="26.3cm" svg:viewBox="0 0 4001 5519" draw:points="0,0 4001,0 4001,5519 0,5519">
              <text:p/>
            </draw:polygon>
            <draw:frame draw:style-name="gr7" draw:text-style-name="P3" draw:layer="layout" svg:width="4cm" svg:height="5.482cm" svg:x="29.7cm" svg:y="26.335cm">
              <draw:text-box>
                <text:p text:style-name="P2"><text:span text:style-name="T7">#ID </text:span></text:p>
                <text:p text:style-name="P2"><text:span text:style-name="T7">Libelle </text:span></text:p>
                <text:p text:style-name="P2"><text:span text:style-name="T7">IsEssai </text:span></text:p>
                <text:p text:style-name="P2"><text:span text:style-name="T7">IsFinCtr</text:span></text:p>
                <text:p text:style-name="P2"><text:span text:style-name="T7"/></text:p>
              </draw:text-box>
            </draw:frame>
          </draw:g>
        </draw:g>
        <draw:line draw:style-name="gr1" draw:layer="layout" svg:x1="22.205cm" svg:y1="20.1cm" svg:x2="29.7cm" svg:y2="28.4cm">
          <text:p/>
        </draw:line>
        <draw:g>
          <draw:polygon draw:style-name="gr1" draw:layer="layout" svg:width="4cm" svg:height="6.013cm" svg:x="35.199cm" svg:y="22.885cm" svg:viewBox="0 0 4001 6014" draw:points="0,0 4001,0 4001,6014 0,6014">
            <text:p/>
          </draw:polygon>
          <draw:g>
            <draw:polygon draw:style-name="gr5" draw:layer="layout" svg:width="4cm" svg:height="0.518cm" svg:x="35.199cm" svg:y="22.881cm" svg:viewBox="0 0 4001 519" draw:points="0,0 4001,0 4001,519 0,519">
              <text:p/>
            </draw:polygon>
            <draw:frame draw:style-name="gr6" draw:text-style-name="P3" draw:layer="layout" svg:width="4cm" svg:height="0.595cm" svg:x="35.199cm" svg:y="22.916cm">
              <draw:text-box>
                <text:p text:style-name="P2"><text:span text:style-name="T4">PERIODE </text:span></text:p>
              </draw:text-box>
            </draw:frame>
          </draw:g>
          <draw:g>
            <draw:polygon draw:style-name="gr5" draw:layer="layout" svg:width="4cm" svg:height="5.518cm" svg:x="35.199cm" svg:y="23.381cm" svg:viewBox="0 0 4001 5519" draw:points="0,0 4001,0 4001,5519 0,5519">
              <text:p/>
            </draw:polygon>
            <draw:frame draw:style-name="gr7" draw:layer="layout" svg:width="4cm" svg:height="5.482cm" svg:x="35.199cm" svg:y="23.416cm">
              <draw:text-box>
                <text:p text:style-name="P1"><text:span text:style-name="T7">#ID </text:span></text:p>
                <text:p text:style-name="P1"><text:span text:style-name="T7">Libelle</text:span></text:p>
                <text:p text:style-name="P1"><text:span text:style-name="T7"/></text:p>
                <text:p text:style-name="P1"><text:span text:style-name="T7"/></text:p>
                <text:p text:style-name="P1"><text:span text:style-name="T7">DateFinPeriode </text:span></text:p>
                <text:p text:style-name="P1"><text:span text:style-name="T1"/></text:p>
                <text:p text:style-name="P1"><text:span text:style-name="T1"/></text:p>
              </draw:text-box>
            </draw:frame>
          </draw:g>
        </draw:g>
        <draw:g>
          <draw:polygon draw:style-name="gr1" draw:layer="layout" svg:width="4cm" svg:height="6.013cm" svg:x="35.199cm" svg:y="29.404cm" svg:viewBox="0 0 4001 6014" draw:points="0,0 4001,0 4001,6014 0,6014">
            <text:p/>
          </draw:polygon>
          <draw:g>
            <draw:polygon draw:style-name="gr5" draw:layer="layout" svg:width="4cm" svg:height="0.518cm" svg:x="35.199cm" svg:y="29.4cm" svg:viewBox="0 0 4001 519" draw:points="0,0 4001,0 4001,519 0,519">
              <text:p/>
            </draw:polygon>
            <draw:frame draw:style-name="gr6" draw:layer="layout" svg:width="4cm" svg:height="0.595cm" svg:x="35.199cm" svg:y="29.435cm">
              <draw:text-box>
                <text:p text:style-name="P1"><text:span text:style-name="T4">FINCONTRAT</text:span><text:span text:style-name="T3"> </text:span></text:p>
              </draw:text-box>
            </draw:frame>
          </draw:g>
          <draw:g>
            <draw:polygon draw:style-name="gr5" draw:layer="layout" svg:width="4cm" svg:height="5.518cm" svg:x="35.199cm" svg:y="29.9cm" svg:viewBox="0 0 4001 5519" draw:points="0,0 4001,0 4001,5519 0,5519">
              <text:p/>
            </draw:polygon>
            <draw:frame draw:style-name="gr7" draw:text-style-name="P3" draw:layer="layout" svg:width="4cm" svg:height="5.482cm" svg:x="35.199cm" svg:y="29.935cm">
              <draw:text-box>
                <text:p text:style-name="P2"><text:span text:style-name="T7">#ID <text:s/></text:span></text:p>
                <text:p text:style-name="P2"><text:span text:style-name="T7">DateFin</text:span></text:p>
              </draw:text-box>
            </draw:frame>
          </draw:g>
        </draw:g>
        <draw:line draw:style-name="gr1" draw:layer="layout" svg:x1="35.2cm" svg:y1="26.1cm" svg:x2="33.7cm" svg:y2="27.9cm">
          <text:p/>
        </draw:line>
        <draw:line draw:style-name="gr1" draw:layer="layout" svg:x1="22.219cm" svg:y1="20.113cm" svg:x2="29.714cm" svg:y2="28.413cm">
          <text:p/>
        </draw:line>
        <draw:line draw:style-name="gr1" draw:layer="layout" svg:x1="35.2cm" svg:y1="31.7cm" svg:x2="33.7cm" svg:y2="29.6cm">
          <text:p/>
        </draw:line>
        <draw:frame draw:style-name="gr12" draw:text-style-name="P1" draw:layer="layout" svg:width="2.003cm" svg:height="1.413cm" svg:x="33.6cm" svg:y="30.4cm">
          <draw:text-box>
            <text:p text:style-name="P1"><text:span text:style-name="T1">(0,1)</text:span><text:span text:style-name="T2"> </text:span></text:p>
          </draw:text-box>
        </draw:frame>
        <draw:frame draw:style-name="gr12" draw:text-style-name="P1" draw:layer="layout" svg:width="2.003cm" svg:height="1.413cm" svg:x="33.6cm" svg:y="26.387cm">
          <draw:text-box>
            <text:p text:style-name="P1"><text:span text:style-name="T1">(0,1)</text:span><text:span text:style-name="T2"> </text:span></text:p>
          </draw:text-box>
        </draw:frame>
        <draw:frame draw:style-name="gr12" draw:text-style-name="P1" draw:layer="layout" svg:width="2.003cm" svg:height="1.413cm" svg:x="34.4cm" svg:y="25.587cm">
          <draw:text-box>
            <text:p text:style-name="P1"><text:span text:style-name="T1">(1,1)</text:span><text:span text:style-name="T2"> </text:span></text:p>
          </draw:text-box>
        </draw:frame>
        <draw:frame draw:style-name="gr13" draw:text-style-name="P1" draw:layer="layout" svg:width="1.9cm" svg:height="1.4cm" svg:x="34.4cm" svg:y="30.2cm">
          <draw:text-box>
            <text:p text:style-name="P1"><text:span text:style-name="T1">(1,1)</text:span><text:span text:style-name="T2"> </text:span></text:p>
          </draw:text-box>
        </draw:frame>
        <draw:g>
          <draw:polygon draw:style-name="gr1" draw:layer="layout" svg:width="4cm" svg:height="6.013cm" svg:x="2cm" svg:y="11.905cm" svg:viewBox="0 0 4001 6014" draw:points="0,0 4001,0 4001,6014 0,6014">
            <text:p/>
          </draw:polygon>
          <draw:g>
            <draw:polygon draw:style-name="gr5" draw:layer="layout" svg:width="4cm" svg:height="0.518cm" svg:x="2cm" svg:y="11.9cm" svg:viewBox="0 0 4001 519" draw:points="0,0 4001,0 4001,519 0,519">
              <text:p/>
            </draw:polygon>
            <draw:frame draw:style-name="gr6" draw:text-style-name="P3" draw:layer="layout" svg:width="4cm" svg:height="0.595cm" svg:x="2cm" svg:y="11.936cm">
              <draw:text-box>
                <text:p text:style-name="P2"><text:span text:style-name="T4">ALERTESENIOR </text:span></text:p>
              </draw:text-box>
            </draw:frame>
          </draw:g>
          <draw:g>
            <draw:polygon draw:style-name="gr5" draw:layer="layout" svg:width="4cm" svg:height="5.518cm" svg:x="2cm" svg:y="12.4cm" svg:viewBox="0 0 4001 5519" draw:points="0,0 4001,0 4001,5519 0,5519">
              <text:p/>
            </draw:polygon>
            <draw:frame draw:style-name="gr7" draw:text-style-name="P1" draw:layer="layout" svg:width="4cm" svg:height="5.482cm" svg:x="2cm" svg:y="12.436cm">
              <draw:text-box>
                <text:p text:style-name="P1"><text:span text:style-name="T7">#ID </text:span></text:p>
                <text:p text:style-name="P1"><text:span text:style-name="T7">DateAlerte</text:span><text:span text:style-name="T1"> </text:span></text:p>
                <text:p text:style-name="P1"><text:span text:style-name="T1"/></text:p>
              </draw:text-box>
            </draw:frame>
          </draw:g>
        </draw:g>
        <draw:frame draw:style-name="gr11" draw:text-style-name="P1" draw:layer="layout" svg:width="1.25cm" svg:height="0.603cm" svg:x="6.2cm" svg:y="13.3cm">
          <draw:text-box>
            <text:p text:style-name="P1"><text:span text:style-name="T1">(1,N)</text:span><text:span text:style-name="T2"> </text:span></text:p>
          </draw:text-box>
        </draw:frame>
        <draw:frame draw:style-name="gr11" draw:text-style-name="P1" draw:layer="layout" svg:width="1.25cm" svg:height="0.603cm" svg:x="16.3cm" svg:y="13.697cm">
          <draw:text-box>
            <text:p text:style-name="P1"><text:span text:style-name="T1">(0,1)</text:span><text:span text:style-name="T2"> </text:span></text:p>
          </draw:text-box>
        </draw:frame>
        <draw:g>
          <draw:polygon draw:style-name="gr1" draw:layer="layout" svg:width="4.799cm" svg:height="6.013cm" svg:x="33.6cm" svg:y="15.086cm" svg:viewBox="0 0 4800 6014" draw:points="0,0 4800,0 4800,6014 0,6014">
            <text:p/>
          </draw:polygon>
          <draw:g>
            <draw:polygon draw:style-name="gr5" draw:layer="layout" svg:width="4.799cm" svg:height="0.518cm" svg:x="33.6cm" svg:y="15.081cm" svg:viewBox="0 0 4800 519" draw:points="0,0 4800,0 4800,519 0,519">
              <text:p/>
            </draw:polygon>
            <draw:frame draw:style-name="gr6" draw:text-style-name="P3" draw:layer="layout" svg:width="4.799cm" svg:height="0.595cm" svg:x="33.6cm" svg:y="15.117cm">
              <draw:text-box>
                <text:p text:style-name="P2"><text:span text:style-name="T4">ALERTEHABILITATION</text:span></text:p>
              </draw:text-box>
            </draw:frame>
          </draw:g>
          <draw:g>
            <draw:polygon draw:style-name="gr5" draw:layer="layout" svg:width="4.799cm" svg:height="5.518cm" svg:x="33.6cm" svg:y="15.581cm" svg:viewBox="0 0 4800 5519" draw:points="0,0 4800,0 4800,5519 0,5519">
              <text:p/>
            </draw:polygon>
            <draw:frame draw:style-name="gr7" draw:layer="layout" svg:width="4.799cm" svg:height="5.482cm" svg:x="33.6cm" svg:y="15.617cm">
              <draw:text-box>
                <text:p text:style-name="P1"><text:span text:style-name="T7">#ID </text:span></text:p>
                <text:p text:style-name="P1"><text:span text:style-name="T7">DateAlerte</text:span></text:p>
                <text:p text:style-name="P1"><text:span text:style-name="T1"><text:s/></text:span></text:p>
                <text:p text:style-name="P1"><text:span text:style-name="T1"/></text:p>
              </draw:text-box>
            </draw:frame>
          </draw:g>
        </draw:g>
        <draw:line draw:style-name="gr14" draw:text-style-name="P4" draw:layer="layout" svg:x1="24.6cm" svg:y1="17.2cm" svg:x2="33.6cm" svg:y2="17.8cm">
          <text:p/>
        </draw:line>
        <draw:g>
          <draw:polygon draw:style-name="gr1" draw:layer="layout" svg:width="4cm" svg:height="6.013cm" svg:x="32.6cm" svg:y="36.305cm" svg:viewBox="0 0 4001 6014" draw:points="0,0 4001,0 4001,6014 0,6014">
            <text:p/>
          </draw:polygon>
          <draw:g>
            <draw:polygon draw:style-name="gr5" draw:layer="layout" svg:width="4cm" svg:height="0.518cm" svg:x="32.6cm" svg:y="36.3cm" svg:viewBox="0 0 4001 519" draw:points="0,0 4001,0 4001,519 0,519">
              <text:p/>
            </draw:polygon>
            <draw:frame draw:style-name="gr6" draw:text-style-name="P3" draw:layer="layout" svg:width="4cm" svg:height="0.595cm" svg:x="32.6cm" svg:y="36.336cm">
              <draw:text-box>
                <text:p text:style-name="P2"><text:span text:style-name="T4">ALERTECONTRAT </text:span></text:p>
              </draw:text-box>
            </draw:frame>
          </draw:g>
          <draw:g>
            <draw:polygon draw:style-name="gr5" draw:layer="layout" svg:width="4cm" svg:height="5.518cm" svg:x="32.6cm" svg:y="36.8cm" svg:viewBox="0 0 4001 5519" draw:points="0,0 4001,0 4001,5519 0,5519">
              <text:p/>
            </draw:polygon>
            <draw:frame draw:style-name="gr7" draw:layer="layout" svg:width="4cm" svg:height="5.482cm" svg:x="32.6cm" svg:y="36.836cm">
              <draw:text-box>
                <text:p text:style-name="P1"><text:span text:style-name="T7">#ID</text:span></text:p>
                <text:p text:style-name="P1"><text:span text:style-name="T7">Type </text:span></text:p>
                <text:p text:style-name="P1"><text:span text:style-name="T7">DateAlerte</text:span><text:span text:style-name="T1"> </text:span></text:p>
                <text:p text:style-name="P1"><text:span text:style-name="T1"/></text:p>
              </draw:text-box>
            </draw:frame>
          </draw:g>
        </draw:g>
        <draw:line draw:style-name="gr1" draw:layer="layout" svg:x1="33.6cm" svg:y1="36.3cm" svg:x2="33cm" svg:y2="31.8cm">
          <text:p/>
        </draw:line>
        <draw:frame draw:style-name="gr12" draw:text-style-name="P1" draw:layer="layout" svg:width="2.003cm" svg:height="1.413cm" svg:x="31.997cm" svg:y="32.287cm">
          <draw:text-box>
            <text:p text:style-name="P1"><text:span text:style-name="T1">(0,N)</text:span><text:span text:style-name="T2"> </text:span></text:p>
          </draw:text-box>
        </draw:frame>
        <draw:frame draw:style-name="gr12" draw:text-style-name="P1" draw:layer="layout" svg:width="2.003cm" svg:height="1.413cm" svg:x="33.5cm" svg:y="35.4cm">
          <draw:text-box>
            <text:p text:style-name="P1"><text:span text:style-name="T1">(1,1)</text:span><text:span text:style-name="T2"> </text:span></text:p>
          </draw:text-box>
        </draw:frame>
        <draw:frame draw:style-name="gr4" draw:layer="layout" svg:width="1.059cm" svg:height="0.603cm" svg:x="32.441cm" svg:y="17.1cm">
          <draw:text-box>
            <text:p text:style-name="P1"><text:span text:style-name="T1">(1,1)</text:span><text:span text:style-name="T2"> </text:span></text:p>
          </draw:text-box>
        </draw:frame>
        <draw:g>
          <draw:polygon draw:style-name="gr1" draw:layer="layout" svg:width="4cm" svg:height="6.013cm" svg:x="32.399cm" svg:y="0.305cm" svg:viewBox="0 0 4001 6014" draw:points="0,0 4001,0 4001,6014 0,6014">
            <text:p/>
          </draw:polygon>
          <draw:g>
            <draw:polygon draw:style-name="gr5" draw:layer="layout" svg:width="4cm" svg:height="0.518cm" svg:x="32.399cm" svg:y="0.3cm" svg:viewBox="0 0 4001 519" draw:points="0,0 4001,0 4001,519 0,519">
              <text:p/>
            </draw:polygon>
            <draw:frame draw:style-name="gr6" draw:text-style-name="P3" draw:layer="layout" svg:width="4cm" svg:height="0.595cm" svg:x="32.399cm" svg:y="0.336cm">
              <draw:text-box>
                <text:p text:style-name="P2"><text:span text:style-name="T4">COMPETENCE</text:span></text:p>
              </draw:text-box>
            </draw:frame>
          </draw:g>
          <draw:g>
            <draw:polygon draw:style-name="gr5" draw:layer="layout" svg:width="4cm" svg:height="5.518cm" svg:x="32.399cm" svg:y="0.8cm" svg:viewBox="0 0 4001 5519" draw:points="0,0 4001,0 4001,5519 0,5519">
              <text:p/>
            </draw:polygon>
            <draw:frame draw:style-name="gr7" draw:text-style-name="P1" draw:layer="layout" svg:width="4cm" svg:height="5.482cm" svg:x="32.399cm" svg:y="0.836cm">
              <draw:text-box>
                <text:p text:style-name="P1"><text:span text:style-name="T7">#ID </text:span></text:p>
                <text:p text:style-name="P1"><text:span text:style-name="T7">Nom</text:span><text:span text:style-name="T1"> </text:span></text:p>
                <text:p text:style-name="P1"><text:span text:style-name="T1"/></text:p>
              </draw:text-box>
            </draw:frame>
          </draw:g>
        </draw:g>
        <draw:line draw:style-name="gr14" draw:text-style-name="P4" draw:layer="layout" svg:x1="21.6cm" svg:y1="11cm" svg:x2="26.6cm" svg:y2="9.2cm">
          <text:p/>
        </draw:line>
        <draw:line draw:style-name="gr14" draw:text-style-name="P4" draw:layer="layout" svg:x1="26.6cm" svg:y1="9.2cm" svg:x2="26.8cm" svg:y2="2.8cm">
          <text:p/>
        </draw:line>
        <draw:line draw:style-name="gr14" draw:text-style-name="P4" draw:layer="layout" svg:x1="26.8cm" svg:y1="2.8cm" svg:x2="32.4cm" svg:y2="2.6cm">
          <text:p/>
        </draw:line>
        <draw:frame draw:style-name="gr4" draw:layer="layout" svg:width="1.059cm" svg:height="0.603cm" svg:x="22.741cm" svg:y="10.6cm">
          <draw:text-box>
            <text:p text:style-name="P1"><text:span text:style-name="T1">(1,N)</text:span><text:span text:style-name="T2"> </text:span></text:p>
          </draw:text-box>
        </draw:frame>
        <draw:frame draw:style-name="gr4" draw:layer="layout" svg:width="1.059cm" svg:height="0.603cm" svg:x="30.8cm" svg:y="1.897cm">
          <draw:text-box>
            <text:p text:style-name="P1"><text:span text:style-name="T1">(1,1)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Times New Roman1" svg:font-family="'Times New Roman'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9T17:00:40.659000000</dc:date>
    <meta:generator>LibreOffice/4.2.1.1$Windows_x86 LibreOffice_project/d7dbbd7842e6a58b0f521599204e827654e1fb8b</meta:generator>
    <meta:editing-duration>PT2M19S</meta:editing-duration>
    <meta:editing-cycles>2</meta:editing-cycles>
    <meta:document-statistic meta:object-count="431"/>
  </office:meta>
</office:document-meta>
</file>